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Πίνακας1" style:family="table">
      <style:table-properties style:width="15.903cm" fo:margin-left="-0.191cm" fo:margin-top="0cm" fo:margin-bottom="0cm" table:align="left"/>
    </style:style>
    <style:style style:name="Πίνακας1.A" style:family="table-column">
      <style:table-column-properties style:column-width="3.976cm"/>
    </style:style>
    <style:style style:name="Πίνακας1.C" style:family="table-column">
      <style:table-column-properties style:column-width="3.558cm"/>
    </style:style>
    <style:style style:name="Πίνακας1.D" style:family="table-column">
      <style:table-column-properties style:column-width="4.394cm"/>
    </style:style>
    <style:style style:name="Πίνακας1.1" style:family="table-row">
      <style:table-row-properties style:min-row-height="0.002cm" fo:keep-together="auto"/>
    </style:style>
    <style:style style:name="Πίνακας1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1.2" style:family="table-row">
      <style:table-row-properties style:min-row-height="0.953cm" fo:keep-together="auto"/>
    </style:style>
    <style:style style:name="Πίνακας1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1.3" style:family="table-row">
      <style:table-row-properties style:min-row-height="2.223cm" fo:keep-together="auto"/>
    </style:style>
    <style:style style:name="Πίνακας1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2" style:family="table">
      <style:table-properties style:width="15.903cm" fo:margin-left="-0.191cm" fo:margin-top="0cm" fo:margin-bottom="0cm" table:align="left"/>
    </style:style>
    <style:style style:name="Πίνακας2.A" style:family="table-column">
      <style:table-column-properties style:column-width="3.976cm"/>
    </style:style>
    <style:style style:name="Πίνακας2.C" style:family="table-column">
      <style:table-column-properties style:column-width="3.637cm"/>
    </style:style>
    <style:style style:name="Πίνακας2.D" style:family="table-column">
      <style:table-column-properties style:column-width="4.314cm"/>
    </style:style>
    <style:style style:name="Πίνακας2.1" style:family="table-row">
      <style:table-row-properties style:min-row-height="0.002cm" fo:keep-together="auto"/>
    </style:style>
    <style:style style:name="Πίνακας2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2.2" style:family="table-row">
      <style:table-row-properties style:min-row-height="0.953cm" fo:keep-together="auto"/>
    </style:style>
    <style:style style:name="Πίνακας2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2.3" style:family="table-row">
      <style:table-row-properties style:min-row-height="2.223cm" fo:keep-together="auto"/>
    </style:style>
    <style:style style:name="Πίνακας2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3" style:family="table">
      <style:table-properties style:width="15.903cm" fo:margin-left="-0.191cm" fo:margin-top="0cm" fo:margin-bottom="0cm" table:align="left"/>
    </style:style>
    <style:style style:name="Πίνακας3.A" style:family="table-column">
      <style:table-column-properties style:column-width="3.976cm"/>
    </style:style>
    <style:style style:name="Πίνακας3.C" style:family="table-column">
      <style:table-column-properties style:column-width="3.849cm"/>
    </style:style>
    <style:style style:name="Πίνακας3.D" style:family="table-column">
      <style:table-column-properties style:column-width="4.103cm"/>
    </style:style>
    <style:style style:name="Πίνακας3.1" style:family="table-row">
      <style:table-row-properties style:min-row-height="0.002cm" fo:keep-together="auto"/>
    </style:style>
    <style:style style:name="Πίνακας3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3.2" style:family="table-row">
      <style:table-row-properties style:min-row-height="0.953cm" fo:keep-together="auto"/>
    </style:style>
    <style:style style:name="Πίνακας3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3.3" style:family="table-row">
      <style:table-row-properties style:min-row-height="2.223cm" fo:keep-together="auto"/>
    </style:style>
    <style:style style:name="Πίνακας3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4" style:family="table">
      <style:table-properties style:width="15.903cm" fo:margin-left="-0.191cm" fo:margin-top="0cm" fo:margin-bottom="0cm" table:align="left"/>
    </style:style>
    <style:style style:name="Πίνακας4.A" style:family="table-column">
      <style:table-column-properties style:column-width="3.976cm"/>
    </style:style>
    <style:style style:name="Πίνακας4.C" style:family="table-column">
      <style:table-column-properties style:column-width="3.849cm"/>
    </style:style>
    <style:style style:name="Πίνακας4.D" style:family="table-column">
      <style:table-column-properties style:column-width="4.103cm"/>
    </style:style>
    <style:style style:name="Πίνακας4.1" style:family="table-row">
      <style:table-row-properties style:min-row-height="0.002cm" fo:keep-together="auto"/>
    </style:style>
    <style:style style:name="Πίνακας4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4.2" style:family="table-row">
      <style:table-row-properties style:min-row-height="0.953cm" fo:keep-together="auto"/>
    </style:style>
    <style:style style:name="Πίνακας4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4.3" style:family="table-row">
      <style:table-row-properties style:min-row-height="2.223cm" fo:keep-together="auto"/>
    </style:style>
    <style:style style:name="Πίνακας4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5" style:family="table">
      <style:table-properties style:width="15.903cm" fo:margin-left="-0.191cm" fo:margin-top="0cm" fo:margin-bottom="0cm" table:align="left"/>
    </style:style>
    <style:style style:name="Πίνακας5.A" style:family="table-column">
      <style:table-column-properties style:column-width="3.976cm"/>
    </style:style>
    <style:style style:name="Πίνακας5.C" style:family="table-column">
      <style:table-column-properties style:column-width="3.849cm"/>
    </style:style>
    <style:style style:name="Πίνακας5.D" style:family="table-column">
      <style:table-column-properties style:column-width="4.103cm"/>
    </style:style>
    <style:style style:name="Πίνακας5.1" style:family="table-row">
      <style:table-row-properties style:min-row-height="0.002cm" fo:keep-together="auto"/>
    </style:style>
    <style:style style:name="Πίνακας5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5.2" style:family="table-row">
      <style:table-row-properties style:min-row-height="0.953cm" fo:keep-together="auto"/>
    </style:style>
    <style:style style:name="Πίνακας5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5.3" style:family="table-row">
      <style:table-row-properties style:min-row-height="2.223cm" fo:keep-together="auto"/>
    </style:style>
    <style:style style:name="Πίνακας5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6" style:family="table">
      <style:table-properties style:width="15.903cm" fo:margin-left="-0.191cm" fo:margin-top="0cm" fo:margin-bottom="0cm" table:align="left"/>
    </style:style>
    <style:style style:name="Πίνακας6.A" style:family="table-column">
      <style:table-column-properties style:column-width="3.976cm"/>
    </style:style>
    <style:style style:name="Πίνακας6.C" style:family="table-column">
      <style:table-column-properties style:column-width="3.849cm"/>
    </style:style>
    <style:style style:name="Πίνακας6.D" style:family="table-column">
      <style:table-column-properties style:column-width="4.103cm"/>
    </style:style>
    <style:style style:name="Πίνακας6.1" style:family="table-row">
      <style:table-row-properties style:min-row-height="0.002cm" fo:keep-together="auto"/>
    </style:style>
    <style:style style:name="Πίνακας6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6.2" style:family="table-row">
      <style:table-row-properties style:min-row-height="0.953cm" fo:keep-together="auto"/>
    </style:style>
    <style:style style:name="Πίνακας6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6.3" style:family="table-row">
      <style:table-row-properties style:min-row-height="2.223cm" fo:keep-together="auto"/>
    </style:style>
    <style:style style:name="Πίνακας6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Πίνακας7" style:family="table">
      <style:table-properties style:width="15.903cm" fo:margin-left="-0.191cm" fo:margin-top="0cm" fo:margin-bottom="0cm" table:align="left"/>
    </style:style>
    <style:style style:name="Πίνακας7.A" style:family="table-column">
      <style:table-column-properties style:column-width="3.976cm"/>
    </style:style>
    <style:style style:name="Πίνακας7.C" style:family="table-column">
      <style:table-column-properties style:column-width="3.849cm"/>
    </style:style>
    <style:style style:name="Πίνακας7.D" style:family="table-column">
      <style:table-column-properties style:column-width="4.103cm"/>
    </style:style>
    <style:style style:name="Πίνακας7.1" style:family="table-row">
      <style:table-row-properties style:min-row-height="0.002cm" fo:keep-together="auto"/>
    </style:style>
    <style:style style:name="Πίνακας7.A1" style:family="table-cell">
      <style:table-cell-properties style:vertical-align="" fo:background-color="#a5a5a5" fo:padding-left="0.191cm" fo:padding-right="0.191cm" fo:padding-top="0cm" fo:padding-bottom="0cm" fo:border="0.5pt solid #000000">
        <style:background-image/>
      </style:table-cell-properties>
    </style:style>
    <style:style style:name="Πίνακας7.2" style:family="table-row">
      <style:table-row-properties style:min-row-height="0.953cm" fo:keep-together="auto"/>
    </style:style>
    <style:style style:name="Πίνακας7.A2" style:family="table-cell">
      <style:table-cell-properties style:vertical-align=""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Πίνακας7.3" style:family="table-row">
      <style:table-row-properties style:min-row-height="2.223cm" fo:keep-together="auto"/>
    </style:style>
    <style:style style:name="Πίνακας7.B3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030f9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04796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0e61c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10d3a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1a935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paragraph-rsid="001e3c3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30f96" fo:background-color="transparent" style:font-name-asian="Calibri1" style:font-size-asian="11pt" style:font-name-complex="Calibri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4796f" fo:background-color="transparent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e61c3" fo:background-color="transparent" style:font-name-asian="Calibri1" style:font-size-asian="11pt" style:font-name-complex="Calibri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0d3a9" fo:background-color="transparent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a935b" fo:background-color="transparent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e3c37" fo:background-color="transparent" style:font-name-asian="Calibri1" style:font-size-asian="11pt" style:font-name-complex="Calibri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30f96" fo:background-color="transparent" style:font-name-asian="Calibri1" style:font-size-asian="11pt" style:font-name-complex="Calibri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4796f" fo:background-color="transparent" style:font-name-asian="Calibri1" style:font-size-asian="11pt" style:font-name-complex="Calibri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0e61c3" fo:background-color="transparent" style:font-name-asian="Calibri1" style:font-size-asian="11pt" style:font-name-complex="Calibri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0d3a9" fo:background-color="transparent" style:font-name-asian="Calibri1" style:font-size-asian="11pt" style:font-name-complex="Calibri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a935b" fo:background-color="transparent" style:font-name-asian="Calibri1" style:font-size-asian="11pt" style:font-name-complex="Calibri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paragraph-rsid="001e3c37" fo:background-color="transparent" style:font-name-asian="Calibri1" style:font-size-asian="11pt" style:font-name-complex="Calibri1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2aa4" officeooo:paragraph-rsid="00092aa4" fo:background-color="transparent" style:font-name-asian="Calibri1" style:font-size-asian="11pt" style:font-name-complex="Calibri1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2aa4" officeooo:paragraph-rsid="000e61c3" fo:background-color="transparent" style:font-name-asian="Calibri1" style:font-size-asian="11pt" style:font-name-complex="Calibri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2aa4" officeooo:paragraph-rsid="0010d3a9" fo:background-color="transparent" style:font-name-asian="Calibri1" style:font-size-asian="11pt" style:font-name-complex="Calibri1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2aa4" officeooo:paragraph-rsid="001a935b" fo:background-color="transparent" style:font-name-asian="Calibri1" style:font-size-asian="11pt" style:font-name-complex="Calibri1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2aa4" officeooo:paragraph-rsid="001e3c37" fo:background-color="transparent" style:font-name-asian="Calibri1" style:font-size-asian="11pt" style:font-name-complex="Calibri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097db6" officeooo:paragraph-rsid="00097db6" fo:background-color="transparent" style:font-name-asian="Calibri1" style:font-size-asian="11pt" style:font-name-complex="Calibri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officeooo:rsid="0019e8b4" officeooo:paragraph-rsid="0019e8b4" fo:background-color="transparent" style:font-name-asian="Calibri1" style:font-size-asian="11pt" style:font-name-complex="Calibri1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fo:background-color="transparent" style:font-name-asian="Calibri1" style:font-size-asian="11pt" style:font-weight-asian="bold" style:font-name-complex="Calibri1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30f96" fo:background-color="transparent" style:font-name-asian="Calibri1" style:font-size-asian="11pt" style:font-weight-asian="bold" style:font-name-complex="Calibri1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4796f" fo:background-color="transparent" style:font-name-asian="Calibri1" style:font-size-asian="11pt" style:font-weight-asian="bold" style:font-name-complex="Calibri1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e61c3" fo:background-color="transparent" style:font-name-asian="Calibri1" style:font-size-asian="11pt" style:font-weight-asian="bold" style:font-name-complex="Calibri1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0d3a9" fo:background-color="transparent" style:font-name-asian="Calibri1" style:font-size-asian="11pt" style:font-weight-asian="bold" style:font-name-complex="Calibri1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a935b" fo:background-color="transparent" style:font-name-asian="Calibri1" style:font-size-asian="11pt" style:font-weight-asian="bold" style:font-name-complex="Calibri1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d8853" fo:background-color="transparent" style:font-name-asian="Calibri1" style:font-size-asian="11pt" style:font-weight-asian="bold" style:font-name-complex="Calibri1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e3c37" fo:background-color="transparent" style:font-name-asian="Calibri1" style:font-size-asian="11pt" style:font-weight-asian="bold" style:font-name-complex="Calibri1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fo:background-color="transparent" style:font-name-asian="Calibri1" style:font-size-asian="11pt" style:font-weight-asian="bold" style:font-name-complex="Calibri1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30f96" fo:background-color="transparent" style:font-name-asian="Calibri1" style:font-size-asian="11pt" style:font-weight-asian="bold" style:font-name-complex="Calibri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4796f" fo:background-color="transparent" style:font-name-asian="Calibri1" style:font-size-asian="11pt" style:font-weight-asian="bold" style:font-name-complex="Calibri1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e61c3" fo:background-color="transparent" style:font-name-asian="Calibri1" style:font-size-asian="11pt" style:font-weight-asian="bold" style:font-name-complex="Calibri1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0d3a9" fo:background-color="transparent" style:font-name-asian="Calibri1" style:font-size-asian="11pt" style:font-weight-asian="bold" style:font-name-complex="Calibri1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a935b" fo:background-color="transparent" style:font-name-asian="Calibri1" style:font-size-asian="11pt" style:font-weight-asian="bold" style:font-name-complex="Calibri1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1e3c37" fo:background-color="transparent" style:font-name-asian="Calibri1" style:font-size-asian="11pt" style:font-weight-asian="bold" style:font-name-complex="Calibri1"/>
    </style:style>
    <style:style style:name="P44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/>
      <style:text-properties style:use-window-font-color="true" loext:opacity="0%" style:font-name="Calibri" fo:font-size="11pt" fo:letter-spacing="normal" fo:language="en" fo:country="US" officeooo:rsid="00092aa4" officeooo:paragraph-rsid="00092aa4" fo:background-color="transparent" style:font-name-asian="Calibri1" style:font-size-asian="11pt" style:font-name-complex="Calibri1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092aa4" fo:background-color="transparent" style:font-name-asian="Calibri1" style:font-size-asian="11pt" style:font-weight-asian="normal" style:font-name-complex="Calibri1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092aa4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0e61c3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10d3a9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1a935b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92aa4" officeooo:paragraph-rsid="001e3c37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style:text-underline-style="none" fo:font-weight="normal" officeooo:rsid="000cf247" officeooo:paragraph-rsid="00092aa4" fo:background-color="transparent" style:font-name-asian="Calibri1" style:font-size-asian="9.60000038146973pt" style:font-weight-asian="normal" style:font-name-complex="Calibri1" style:font-size-complex="11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/>
      <style:text-properties style:use-window-font-color="true" loext:opacity="0%" style:font-name="Calibri" fo:font-size="11pt" fo:letter-spacing="normal" fo:language="el" fo:country="GR" officeooo:rsid="00097db6" officeooo:paragraph-rsid="00097db6" fo:background-color="transparent" style:font-name-asian="Calibri1" style:font-size-asian="11pt" style:font-name-complex="Calibri1"/>
    </style:style>
    <style:style style:name="P53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/>
      <style:text-properties style:use-window-font-color="true" loext:opacity="0%" style:font-name="Calibri" fo:font-size="11pt" fo:letter-spacing="normal" fo:language="el" fo:country="GR" officeooo:rsid="0019e8b4" officeooo:paragraph-rsid="0019e8b4" fo:background-color="transparent" style:font-name-asian="Calibri1" style:font-size-asian="11pt" style:font-name-complex="Calibri1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officeooo:rsid="001b91c8" officeooo:paragraph-rsid="001b91c8" fo:background-color="transparent" style:font-name-asian="Calibri1" style:font-size-asian="11pt" style:font-name-complex="Calibri1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fo:language="el" fo:country="GR" officeooo:rsid="001b91c8" officeooo:paragraph-rsid="001e3c37" fo:background-color="transparent" style:font-name-asian="Calibri1" style:font-size-asian="11pt" style:font-name-complex="Calibri1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2aa4" officeooo:paragraph-rsid="00092aa4" fo:background-color="transparent" style:font-name-asian="Calibri1" style:font-size-asian="11pt" style:font-weight-asian="normal" style:font-name-complex="Calibri1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2aa4" officeooo:paragraph-rsid="000e61c3" fo:background-color="transparent" style:font-name-asian="Calibri1" style:font-size-asian="11pt" style:font-weight-asian="normal" style:font-name-complex="Calibri1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2aa4" officeooo:paragraph-rsid="0010d3a9" fo:background-color="transparent" style:font-name-asian="Calibri1" style:font-size-asian="11pt" style:font-weight-asian="normal" style:font-name-complex="Calibri1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2aa4" officeooo:paragraph-rsid="001a935b" fo:background-color="transparent" style:font-name-asian="Calibri1" style:font-size-asian="11pt" style:font-weight-asian="normal" style:font-name-complex="Calibri1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2aa4" officeooo:paragraph-rsid="001e3c37" fo:background-color="transparent" style:font-name-asian="Calibri1" style:font-size-asian="11pt" style:font-weight-asian="normal" style:font-name-complex="Calibri1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7db6" officeooo:paragraph-rsid="00097db6" fo:background-color="transparent" style:font-name-asian="Calibri1" style:font-size-asian="11pt" style:font-weight-asian="normal" style:font-name-complex="Calibri1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7db6" officeooo:paragraph-rsid="000e61c3" fo:background-color="transparent" style:font-name-asian="Calibri1" style:font-size-asian="11pt" style:font-weight-asian="normal" style:font-name-complex="Calibri1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7db6" officeooo:paragraph-rsid="0010d3a9" fo:background-color="transparent" style:font-name-asian="Calibri1" style:font-size-asian="11pt" style:font-weight-asian="normal" style:font-name-complex="Calibri1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7db6" officeooo:paragraph-rsid="001a935b" fo:background-color="transparent" style:font-name-asian="Calibri1" style:font-size-asian="11pt" style:font-weight-asian="normal" style:font-name-complex="Calibri1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97db6" officeooo:paragraph-rsid="001e3c37" fo:background-color="transparent" style:font-name-asian="Calibri1" style:font-size-asian="11pt" style:font-weight-asian="normal" style:font-name-complex="Calibri1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0a877f" fo:background-color="transparent" style:font-name-asian="Calibri1" style:font-size-asian="11pt" style:font-weight-asian="normal" style:font-name-complex="Calibri1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030f96" fo:background-color="transparent" style:font-name-asian="Calibri1" style:font-size-asian="11pt" style:font-weight-asian="normal" style:font-name-complex="Calibri1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0e61c3" fo:background-color="transparent" style:font-name-asian="Calibri1" style:font-size-asian="11pt" style:font-weight-asian="normal" style:font-name-complex="Calibri1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10d3a9" fo:background-color="transparent" style:font-name-asian="Calibri1" style:font-size-asian="11pt" style:font-weight-asian="normal" style:font-name-complex="Calibri1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1a935b" fo:background-color="transparent" style:font-name-asian="Calibri1" style:font-size-asian="11pt" style:font-weight-asian="normal" style:font-name-complex="Calibri1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0a877f" officeooo:paragraph-rsid="001e3c37" fo:background-color="transparent" style:font-name-asian="Calibri1" style:font-size-asian="11pt" style:font-weight-asian="normal" style:font-name-complex="Calibri1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0" fo:widows="0" fo:text-indent="0cm" style:auto-text-indent="false"/>
      <style:text-properties style:use-window-font-color="true" loext:opacity="0%" style:font-name="Calibri" fo:font-size="11pt" fo:letter-spacing="normal" style:text-underline-style="none" fo:font-weight="normal" officeooo:rsid="001d8853" officeooo:paragraph-rsid="0010d3a9" fo:background-color="transparent" style:font-name-asian="Calibri1" style:font-size-asian="11pt" style:font-weight-asian="normal" style:font-name-complex="Calibri1" style:font-weight-complex="normal"/>
    </style:style>
    <style:style style:name="P73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officeooo:paragraph-rsid="00030f96"/>
    </style:style>
    <style:style style:name="P74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officeooo:paragraph-rsid="0004796f"/>
    </style:style>
    <style:style style:name="P75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officeooo:paragraph-rsid="0005be57"/>
    </style:style>
    <style:style style:name="P76" style:family="paragraph" style:parent-style-name="Standard">
      <style:text-properties fo:font-size="14pt" fo:language="el" fo:country="GR" fo:font-weight="bold" officeooo:paragraph-rsid="00030f96" style:font-size-asian="14pt" style:font-weight-asian="bold" style:font-name-complex="Calibri1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0f96" style:font-size-asian="14pt" style:font-weight-asian="bold" style:font-name-complex="Calibri1" style:font-size-complex="14pt" style:font-weight-complex="bold"/>
    </style:style>
    <style:style style:name="P78" style:family="paragraph" style:parent-style-name="Standard">
      <style:text-properties fo:font-size="14pt" fo:language="el" fo:country="GR" fo:font-weight="bold" officeooo:rsid="00030f96" officeooo:paragraph-rsid="00030f96" style:font-size-asian="14pt" style:font-weight-asian="bold" style:font-name-complex="Calibri1" style:font-size-complex="14pt" style:font-weight-complex="bold"/>
    </style:style>
    <style:style style:name="P79" style:family="paragraph" style:parent-style-name="Standard">
      <style:text-properties fo:font-size="14pt" fo:language="el" fo:country="GR" fo:font-weight="bold" officeooo:rsid="00030f96" officeooo:paragraph-rsid="0011408f" style:font-size-asian="14pt" style:font-weight-asian="bold" style:font-name-complex="Calibri1" style:font-size-complex="14pt" style:font-weight-complex="bold"/>
    </style:style>
    <style:style style:name="P80" style:family="paragraph" style:parent-style-name="Text_20_body">
      <style:text-properties fo:font-size="14pt" fo:language="el" fo:country="GR" fo:font-weight="bold" officeooo:rsid="00030f96" officeooo:paragraph-rsid="00030f96" style:font-size-asian="12.25pt" style:font-weight-asian="bold" style:font-size-complex="14pt" style:font-weight-complex="bold"/>
    </style:style>
    <style:style style:name="P81" style:family="paragraph" style:parent-style-name="Text_20_body">
      <style:text-properties fo:font-size="14pt" fo:language="el" fo:country="GR" fo:font-weight="bold" officeooo:rsid="001a935b" officeooo:paragraph-rsid="001a935b" style:font-size-asian="12.25pt" style:font-weight-asian="bold" style:font-size-complex="14pt" style:font-weight-complex="bold"/>
    </style:style>
    <style:style style:name="P82" style:family="paragraph" style:parent-style-name="Text_20_body">
      <style:text-properties fo:font-size="14pt" fo:language="el" fo:country="GR" style:text-underline-style="solid" style:text-underline-width="auto" style:text-underline-color="font-color" fo:font-weight="bold" officeooo:rsid="00030f96" officeooo:paragraph-rsid="00030f96" style:font-size-asian="12.25pt" style:font-weight-asian="bold" style:font-size-complex="14pt" style:font-weight-complex="bold"/>
    </style:style>
    <style:style style:name="P83" style:family="paragraph" style:parent-style-name="Text_20_body">
      <style:text-properties fo:font-size="14pt" fo:language="el" fo:country="GR" style:text-underline-style="none" fo:font-weight="normal" officeooo:rsid="00030f96" officeooo:paragraph-rsid="00030f96" style:font-size-asian="12.25pt" style:font-weight-asian="normal" style:font-size-complex="14pt" style:font-weight-complex="normal"/>
    </style:style>
    <style:style style:name="P84" style:family="paragraph" style:parent-style-name="Standard">
      <style:text-properties fo:font-size="14pt" fo:language="el" fo:country="GR" officeooo:paragraph-rsid="00030f96" style:font-size-asian="14pt" style:font-name-complex="Calibri1" style:font-size-complex="14pt"/>
    </style:style>
    <style:style style:name="P85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5be57" officeooo:paragraph-rsid="0005be57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5be57" officeooo:paragraph-rsid="000e61c3" style:font-size-asian="12.25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5be57" officeooo:paragraph-rsid="0010d3a9" style:font-size-asian="12.25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5be57" officeooo:paragraph-rsid="001a935b" style:font-size-asian="12.25pt" style:font-weight-asian="bold" style:font-size-complex="14pt" style:font-weight-complex="bold"/>
    </style:style>
    <style:style style:name="P89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none" fo:font-weight="normal" officeooo:rsid="0005be57" officeooo:paragraph-rsid="0005be57" style:font-size-asian="12.25pt" style:font-weight-asian="normal" style:font-size-complex="14pt" style:font-weight-complex="normal"/>
    </style:style>
    <style:style style:name="P90" style:family="paragraph" style:parent-style-name="Text_20_body">
      <style:text-properties fo:font-size="14pt" fo:font-weight="bold" officeooo:rsid="00030f96" officeooo:paragraph-rsid="00030f96" style:font-size-asian="12.25pt" style:font-weight-asian="bold" style:font-size-complex="14pt" style:font-weight-complex="bold"/>
    </style:style>
    <style:style style:name="P91" style:family="paragraph" style:parent-style-name="Text_20_body">
      <style:text-properties fo:font-size="14pt" style:font-size-asian="14pt" style:font-size-complex="14pt"/>
    </style:style>
    <style:style style:name="P92" style:family="paragraph" style:parent-style-name="Standard">
      <style:text-properties officeooo:paragraph-rsid="00030f96"/>
    </style:style>
    <style:style style:name="P93" style:family="paragraph" style:parent-style-name="Text_20_body">
      <style:text-properties officeooo:paragraph-rsid="00030f96"/>
    </style:style>
    <style:style style:name="P94" style:family="paragraph" style:parent-style-name="Standard">
      <style:paragraph-properties fo:text-align="center" style:justify-single-word="false"/>
      <style:text-properties officeooo:paragraph-rsid="00030f96"/>
    </style:style>
    <style:style style:name="P95" style:family="paragraph" style:parent-style-name="Text_20_body">
      <style:text-properties fo:font-weight="bold" officeooo:rsid="00030f96" officeooo:paragraph-rsid="00030f96" style:font-weight-asian="bold" style:font-weight-complex="bold"/>
    </style:style>
    <style:style style:name="P96" style:family="paragraph" style:parent-style-name="Text_20_body">
      <style:text-properties fo:language="en" fo:country="US" officeooo:rsid="00030f96" officeooo:paragraph-rsid="00030f96"/>
    </style:style>
    <style:style style:name="P97" style:family="paragraph" style:parent-style-name="Text_20_body">
      <style:text-properties officeooo:paragraph-rsid="0004796f"/>
    </style:style>
    <style:style style:name="P98" style:family="paragraph" style:parent-style-name="Standard">
      <style:text-properties officeooo:paragraph-rsid="000cf247"/>
    </style:style>
    <style:style style:name="P99" style:family="paragraph" style:parent-style-name="Text_20_body">
      <style:text-properties officeooo:paragraph-rsid="000e61c3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rsid="000e61c3" officeooo:paragraph-rsid="000e61c3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rsid="000e61c3" officeooo:paragraph-rsid="0010d3a9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rsid="000e61c3" officeooo:paragraph-rsid="001a935b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/>
      <style:text-properties officeooo:rsid="000e61c3" officeooo:paragraph-rsid="001e3c37"/>
    </style:style>
    <style:style style:name="P104" style:family="paragraph" style:parent-style-name="Standard">
      <style:text-properties fo:language="el" fo:country="GR" fo:font-weight="bold" officeooo:rsid="0010d3a9" officeooo:paragraph-rsid="0010d3a9" style:font-weight-asian="bold" style:font-weight-complex="bold"/>
    </style:style>
    <style:style style:name="P105" style:family="paragraph" style:parent-style-name="Standard">
      <style:text-properties officeooo:paragraph-rsid="0011408f"/>
    </style:style>
    <style:style style:name="P106" style:family="paragraph" style:parent-style-name="Text_20_body">
      <style:text-properties officeooo:paragraph-rsid="001a935b"/>
    </style:style>
    <style:style style:name="P107" style:family="paragraph" style:parent-style-name="Text_20_body">
      <style:text-properties fo:color="#c9211e" loext:opacity="100%" fo:font-size="14pt" fo:font-weight="bold" officeooo:rsid="0024edcb" officeooo:paragraph-rsid="0024edcb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5be57" officeooo:paragraph-rsid="001e3c37" style:font-size-asian="12.25pt" style:font-weight-asian="bold" style:font-size-complex="14pt" style:font-weight-complex="bold"/>
    </style:style>
    <style:style style:name="P109" style:family="paragraph" style:parent-style-name="Text_20_body" style:list-style-name="L1">
      <style:text-properties fo:color="#c9211e" loext:opacity="100%" fo:font-size="14pt" officeooo:rsid="0024edcb" officeooo:paragraph-rsid="0024edcb" style:font-size-asian="14pt" style:font-size-complex="14pt"/>
    </style:style>
    <style:style style:name="P110" style:family="paragraph" style:parent-style-name="Text_20_body" style:list-style-name="L2">
      <style:text-properties fo:font-size="14pt" fo:language="el" fo:country="GR" style:text-underline-style="none" fo:font-weight="normal" officeooo:rsid="0004796f" officeooo:paragraph-rsid="0004796f" style:font-size-asian="12.25pt" style:font-weight-asian="normal" style:font-size-complex="14pt" style:font-weight-complex="normal"/>
    </style:style>
    <style:style style:name="P111" style:family="paragraph" style:parent-style-name="Text_20_body" style:list-style-name="L2">
      <style:text-properties fo:font-size="14pt" fo:language="el" fo:country="GR" style:text-underline-style="none" fo:font-weight="normal" officeooo:rsid="000d939a" officeooo:paragraph-rsid="000d939a" style:font-size-asian="12.25pt" style:font-weight-asian="normal" style:font-size-complex="14pt" style:font-weight-complex="normal"/>
    </style:style>
    <style:style style:name="P112" style:family="paragraph" style:parent-style-name="Text_20_body" style:list-style-name="L2">
      <style:text-properties fo:font-size="14pt" fo:language="el" fo:country="GR" style:text-underline-style="none" fo:font-weight="normal" officeooo:rsid="001b8713" officeooo:paragraph-rsid="001b8713" style:font-size-asian="12.25pt" style:font-weight-asian="normal" style:font-size-complex="14pt" style:font-weight-complex="normal"/>
    </style:style>
    <style:style style:name="P113" style:family="paragraph">
      <loext:graphic-properties draw:fill-color="#000000"/>
      <style:paragraph-properties fo:text-align="center"/>
    </style:style>
    <style:style style:name="P114" style:family="paragraph">
      <loext:graphic-properties draw:fill="none" draw:fill-color="#000000"/>
      <style:paragraph-properties fo:text-align="center"/>
    </style:style>
    <style:style style:name="P115" style:family="paragraph">
      <loext:graphic-properties draw:fill="solid" draw:fill-color="#000000"/>
      <style:paragraph-properties fo:text-align="center"/>
    </style:style>
    <style:style style:name="P116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2" style:family="text">
      <style:text-properties style:use-window-font-color="true" loext:opacity="0%" style:font-name="Calibri" fo:font-size="11pt" fo:letter-spacing="normal" fo:font-weight="bold" officeooo:rsid="0004796f" fo:background-color="transparent" loext:char-shading-value="0" style:font-name-asian="Calibri1" style:font-size-asian="11pt" style:font-weight-asian="bold" style:font-name-complex="Calibri1"/>
    </style:style>
    <style:style style:name="T3" style:family="text">
      <style:text-properties style:use-window-font-color="true" loext:opacity="0%" style:font-name="Calibri" fo:font-size="11pt" fo:letter-spacing="normal" fo:font-weight="bold" officeooo:rsid="00092aa4" fo:background-color="transparent" loext:char-shading-value="0" style:font-name-asian="Calibri1" style:font-size-asian="11pt" style:font-weight-asian="bold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officeooo:rsid="001692c4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1pt" fo:letter-spacing="normal" fo:font-weight="bold" officeooo:rsid="001a935b" fo:background-color="transparent" loext:char-shading-value="0" style:font-name-asian="Calibri1" style:font-size-asian="11pt" style:font-weight-asian="bold" style:font-name-complex="Calibri1"/>
    </style:style>
    <style:style style:name="T6" style:family="text">
      <style:text-properties style:use-window-font-color="true" loext:opacity="0%" style:font-name="Calibri" fo:font-size="11pt" fo:letter-spacing="normal" fo:font-weight="bold" officeooo:rsid="001e3c37" fo:background-color="transparent" loext:char-shading-value="0" style:font-name-asian="Calibri1" style:font-size-asian="11pt" style:font-weight-asian="bold" style:font-name-complex="Calibri1"/>
    </style:style>
    <style:style style:name="T7" style:family="text">
      <style:text-properties style:use-window-font-color="true" loext:opacity="0%" style:font-name="Calibri" fo:font-size="11pt" fo:letter-spacing="normal" fo:font-weight="bold" officeooo:rsid="001f3cab" fo:background-color="transparent" loext:char-shading-value="0" style:font-name-asian="Calibri1" style:font-size-asian="11pt" style:font-weight-asian="bold" style:font-name-complex="Calibri1"/>
    </style:style>
    <style:style style:name="T8" style:family="text"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fo:background-color="transparent" loext:char-shading-value="0" style:font-name-asian="Calibri1" style:font-size-asian="11pt" style:font-weight-asian="bold" style:font-name-complex="Calibri1"/>
    </style:style>
    <style:style style:name="T9" style:family="text">
      <style:text-properties style:use-window-font-color="true" loext:opacity="0%" style:font-name="Calibri" fo:font-size="11pt" fo:letter-spacing="normal" fo:language="en" fo:country="US" fo:font-weight="normal" officeooo:rsid="00092aa4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10" style:family="text">
      <style:text-properties fo:font-size="14pt" fo:language="el" fo:country="GR" fo:font-weight="bold" style:font-size-asian="14pt" style:font-weight-asian="bold" style:font-name-complex="Calibri1" style:font-size-complex="14pt" style:font-weight-complex="bold"/>
    </style:style>
    <style:style style:name="T11" style:family="text">
      <style:text-properties fo:font-size="14pt" fo:language="el" fo:country="GR" style:font-size-asian="14pt" style:font-name-complex="Calibri1" style:font-size-complex="14pt"/>
    </style:style>
    <style:style style:name="T12" style:family="text">
      <style:text-properties fo:font-size="14pt" fo:language="el" fo:country="GR" fo:font-weight="normal" officeooo:rsid="0011408f" style:font-size-asian="14pt" style:font-weight-asian="normal" style:font-name-complex="Calibri1" style:font-size-complex="14pt" style:font-weight-complex="normal"/>
    </style:style>
    <style:style style:name="T13" style:family="text">
      <style:text-properties fo:font-size="14pt" style:font-size-asian="14pt" style:font-name-complex="Calibri1" style:font-size-complex="14pt"/>
    </style:style>
    <style:style style:name="T14" style:family="text">
      <style:text-properties fo:font-size="14pt" fo:font-weight="normal" officeooo:rsid="0011408f" style:font-size-asian="14pt" style:font-weight-asian="normal" style:font-name-complex="Calibri1" style:font-size-complex="14pt" style:font-weight-complex="normal"/>
    </style:style>
    <style:style style:name="T15" style:family="text">
      <style:text-properties style:font-name="Calibri Light" fo:font-size="16pt" fo:font-weight="bold" style:font-size-asian="16pt" style:font-weight-asian="bold" style:font-name-complex="Calibri Light1" style:font-size-complex="16pt" style:font-weight-complex="bold"/>
    </style:style>
    <style:style style:name="T16" style:family="text">
      <style:text-properties style:font-name="Calibri Light" fo:font-size="16pt" fo:language="el" fo:country="GR" fo:font-weight="bold" style:font-size-asian="16pt" style:font-weight-asian="bold" style:font-name-complex="Calibri Light1" style:font-size-complex="16pt" style:font-weight-complex="bold"/>
    </style:style>
    <style:style style:name="T17" style:family="text">
      <style:text-properties style:font-name="Calibri Light" fo:font-size="16pt" fo:language="el" fo:country="GR" style:font-size-asian="16pt" style:font-name-complex="Calibri Light1" style:font-size-complex="16pt"/>
    </style:style>
    <style:style style:name="T18" style:family="text">
      <style:text-properties style:font-name="Calibri Light" fo:font-size="16pt" style:font-size-asian="16pt" style:font-name-complex="Calibri Light1" style:font-size-complex="16pt"/>
    </style:style>
    <style:style style:name="T19" style:family="text">
      <style:text-properties style:font-name="Calibri Light" fo:font-size="16pt" fo:language="en" fo:country="US" officeooo:rsid="00030f96" style:font-size-asian="16pt" style:font-name-complex="Calibri Light1" style:font-size-complex="16pt"/>
    </style:style>
    <style:style style:name="T20" style:family="text">
      <style:text-properties style:font-name="Calibri Light" fo:font-size="16pt" fo:language="en" fo:country="US" officeooo:rsid="0027a07f" style:font-size-asian="16pt" style:font-name-complex="Calibri Light1" style:font-size-complex="16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09f71"/>
    </style:style>
    <style:style style:name="T23" style:family="text">
      <style:text-properties fo:language="en" fo:country="US" style:text-underline-style="none" fo:font-weight="normal" officeooo:rsid="001a935b" style:font-weight-asian="normal" style:font-weight-complex="normal"/>
    </style:style>
    <style:style style:name="T24" style:family="text">
      <style:text-properties fo:language="el" fo:country="GR"/>
    </style:style>
    <style:style style:name="T25" style:family="text">
      <style:text-properties fo:language="el" fo:country="GR" style:text-underline-style="none" fo:font-weight="normal" officeooo:rsid="000a877f" style:font-weight-asian="normal" style:font-weight-complex="normal"/>
    </style:style>
    <style:style style:name="T26" style:family="text">
      <style:text-properties fo:language="el" fo:country="GR" style:text-underline-style="none" fo:font-weight="normal" officeooo:rsid="001314ba" style:font-weight-asian="normal" style:font-weight-complex="normal"/>
    </style:style>
    <style:style style:name="T27" style:family="text">
      <style:text-properties fo:language="el" fo:country="GR" style:text-underline-style="none" fo:font-weight="normal" officeooo:rsid="001a935b" style:font-weight-asian="normal" style:font-weight-complex="normal"/>
    </style:style>
    <style:style style:name="T28" style:family="text">
      <style:text-properties fo:language="el" fo:country="GR" style:text-underline-style="none" fo:font-weight="normal" officeooo:rsid="001d8853" style:font-weight-asian="normal" style:font-weight-complex="normal"/>
    </style:style>
    <style:style style:name="T29" style:family="text">
      <style:text-properties fo:language="el" fo:country="GR" style:text-underline-style="none" fo:font-weight="normal" officeooo:rsid="00202127" style:font-weight-asian="normal" style:font-weight-complex="normal"/>
    </style:style>
    <style:style style:name="T30" style:family="text">
      <style:text-properties fo:language="el" fo:country="GR" style:text-underline-style="none" fo:font-weight="normal" officeooo:rsid="0022f741" style:font-weight-asian="normal" style:font-weight-complex="normal"/>
    </style:style>
    <style:style style:name="T31" style:family="text">
      <style:text-properties fo:language="el" fo:country="GR" officeooo:rsid="00109f71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092aa4" style:font-weight-asian="normal" style:font-weight-complex="normal"/>
    </style:style>
    <style:style style:name="T34" style:family="text">
      <style:text-properties style:text-underline-style="none" fo:font-weight="normal" officeooo:rsid="00097db6" style:font-weight-asian="normal" style:font-weight-complex="normal"/>
    </style:style>
    <style:style style:name="T35" style:family="text">
      <style:text-properties style:text-underline-style="none" fo:font-weight="normal" officeooo:rsid="000a877f" style:font-weight-asian="normal" style:font-weight-complex="normal"/>
    </style:style>
    <style:style style:name="T36" style:family="text">
      <style:text-properties style:text-underline-style="none" fo:font-weight="normal" officeooo:rsid="000b4742" style:font-weight-asian="normal" style:font-weight-complex="normal"/>
    </style:style>
    <style:style style:name="T37" style:family="text">
      <style:text-properties style:text-underline-style="none" fo:font-weight="normal" officeooo:rsid="000e61c3" style:font-weight-asian="normal" style:font-weight-complex="normal"/>
    </style:style>
    <style:style style:name="T38" style:family="text">
      <style:text-properties style:text-underline-style="none" fo:font-weight="normal" officeooo:rsid="001314ba" style:font-weight-asian="normal" style:font-weight-complex="normal"/>
    </style:style>
    <style:style style:name="T39" style:family="text">
      <style:text-properties style:text-underline-style="none" fo:font-weight="normal" officeooo:rsid="0014e5c3" style:font-weight-asian="normal" style:font-weight-complex="normal"/>
    </style:style>
    <style:style style:name="T40" style:family="text">
      <style:text-properties style:text-underline-style="none" fo:font-weight="normal" officeooo:rsid="00152068" style:font-weight-asian="normal" style:font-weight-complex="normal"/>
    </style:style>
    <style:style style:name="T41" style:family="text">
      <style:text-properties style:text-underline-style="none" fo:font-weight="normal" officeooo:rsid="001692c4" style:font-weight-asian="normal" style:font-weight-complex="normal"/>
    </style:style>
    <style:style style:name="T42" style:family="text">
      <style:text-properties style:text-underline-style="none" fo:font-weight="normal" officeooo:rsid="0016c7ec" style:font-weight-asian="normal" style:font-weight-complex="normal"/>
    </style:style>
    <style:style style:name="T43" style:family="text">
      <style:text-properties style:text-underline-style="none" fo:font-weight="normal" officeooo:rsid="001a935b" style:font-weight-asian="normal" style:font-weight-complex="normal"/>
    </style:style>
    <style:style style:name="T44" style:family="text">
      <style:text-properties style:text-underline-style="none" fo:font-weight="normal" officeooo:rsid="001b866c" style:font-weight-asian="normal" style:font-weight-complex="normal"/>
    </style:style>
    <style:style style:name="T45" style:family="text">
      <style:text-properties style:text-underline-style="none" fo:font-weight="normal" officeooo:rsid="001d8853" style:font-weight-asian="normal" style:font-weight-complex="normal"/>
    </style:style>
    <style:style style:name="T46" style:family="text">
      <style:text-properties style:text-underline-style="none" fo:font-weight="normal" officeooo:rsid="001e3c37" style:font-weight-asian="normal" style:font-weight-complex="normal"/>
    </style:style>
    <style:style style:name="T47" style:family="text">
      <style:text-properties style:text-underline-style="none" fo:font-weight="normal" officeooo:rsid="00202127" style:font-weight-asian="normal" style:font-weight-complex="normal"/>
    </style:style>
    <style:style style:name="T48" style:family="text">
      <style:text-properties style:text-underline-style="none" fo:font-weight="normal" officeooo:rsid="0020900f" style:font-weight-asian="normal" style:font-weight-complex="normal"/>
    </style:style>
    <style:style style:name="T49" style:family="text">
      <style:text-properties style:text-underline-style="none" fo:font-weight="normal" officeooo:rsid="0022f741" style:font-weight-asian="normal" style:font-weight-complex="normal"/>
    </style:style>
    <style:style style:name="T50" style:family="text">
      <style:text-properties fo:font-weight="normal" officeooo:rsid="0011408f" style:font-weight-asian="normal" style:font-weight-complex="normal"/>
    </style:style>
    <style:style style:name="T51" style:family="text">
      <style:text-properties officeooo:rsid="0014e5c3"/>
    </style:style>
    <style:style style:name="T52" style:family="text">
      <style:text-properties officeooo:rsid="00152068"/>
    </style:style>
    <style:style style:name="T53" style:family="text">
      <style:text-properties officeooo:rsid="001692c4"/>
    </style:style>
    <style:style style:name="T54" style:family="text">
      <style:text-properties officeooo:rsid="0016c7ec"/>
    </style:style>
    <style:style style:name="T55" style:family="text">
      <style:text-properties officeooo:rsid="001a935b"/>
    </style:style>
    <style:style style:name="T56" style:family="text">
      <style:text-properties style:text-underline-style="solid" style:text-underline-width="auto" style:text-underline-color="font-color" fo:font-weight="bold" style:font-weight-asian="bold"/>
    </style:style>
    <style:style style:name="T57" style:family="text">
      <style:text-properties style:text-underline-style="solid" style:text-underline-width="auto" style:text-underline-color="font-color" fo:font-weight="bold" officeooo:rsid="0016c7ec" style:font-weight-asian="bold"/>
    </style:style>
    <style:style style:name="T58" style:family="text">
      <style:text-properties officeooo:rsid="001e3c37"/>
    </style:style>
    <style:style style:name="T59" style:family="text">
      <style:text-properties style:font-name="Calibri" fo:letter-spacing="normal" fo:language="el" fo:country="GR" fo:font-weight="normal" officeooo:rsid="001e3c37" fo:background-color="transparent" loext:char-shading-value="0" style:font-name-asian="Calibri1" style:font-weight-asian="normal" style:font-name-complex="Calibri1" style:font-weight-complex="normal"/>
    </style:style>
    <style:style style:name="T60" style:family="text">
      <style:text-properties style:font-name="Calibri" fo:letter-spacing="normal" fo:language="el" fo:country="GR" fo:font-weight="normal" officeooo:rsid="000e61c3" fo:background-color="transparent" loext:char-shading-value="0" style:font-name-asian="Calibri1" style:font-weight-asian="normal" style:font-name-complex="Calibri1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0.344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fill-color="#000000" draw:textarea-horizontal-align="justify" draw:textarea-vertical-align="middle" draw:auto-grow-height="false" fo:min-height="0.318cm" fo:min-width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fill-color="#000000" draw:textarea-horizontal-align="justify" draw:textarea-vertical-align="middle" draw:auto-grow-height="false" fo:min-height="0.344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000000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397cm" fo:min-width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397cm" fo:min-width="0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397cm" fo:min-width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94"><text:span text:style-name="T15"><text:s text:c="2"/></text:span><text:span text:style-name="T16">Τίτλος</text:span><text:span text:style-name="T15"> </text:span><text:span text:style-name="T16">τεχνικού</text:span><text:span text:style-name="T15"> </text:span><text:span text:style-name="T16">κειμένου</text:span><text:span text:style-name="T15">:</text:span><text:span text:style-name="T18"> </text:span><text:span text:style-name="T19">Risk-assessment-v0.</text:span><text:span text:style-name="T20">2</text:span></text:p>
      <text:p text:style-name="P94"><text:span text:style-name="T16">Ονομασία του έργου:</text:span><text:span text:style-name="T17"> </text:span><text:span text:style-name="T18">ProjAuction</text:span></text:p>
      <text:p text:style-name="P77"/>
      <text:p text:style-name="P76"/>
      <text:p text:style-name="P76"/>
      <text:p text:style-name="P76"/>
      <text:p text:style-name="P76"/>
      <text:p text:style-name="P92"><text:span text:style-name="T10">Μέλη της ομάδας:</text:span><text:span text:style-name="T11"> </text:span></text:p>
      <text:p text:style-name="P84"/>
      <text:p text:style-name="P92"><text:span text:style-name="T10">ΟΝΟΜΑΤΕΠΩΝΥΜΟ:</text:span><text:span text:style-name="T11"> ΚΑΡΑΜΗΤΣΟΠΟΥΛΟΣ ΔΗΜΗΤΡΗΣ</text:span></text:p>
      <text:p text:style-name="P92"><text:span text:style-name="T10">ΑΜ:</text:span><text:span text:style-name="T11">1056277</text:span></text:p>
      <text:p text:style-name="P92"><text:span text:style-name="T10">ΟΝΟΜΑΤΕΠΩΝΥΜΟ: </text:span><text:span text:style-name="T11">ΤΡΙΒΕΛΛΑΣ ΧΡΗΣΤΟΣ<text:tab/></text:span></text:p>
      <text:p text:style-name="P92"><text:span text:style-name="T10">ΑΜ: </text:span><text:span text:style-name="T11">1040859</text:span></text:p>
      <text:p text:style-name="P98"><text:span text:style-name="T10">ΟΝΟΜΑΤΕΠΩΝΥΜΟ: </text:span><text:span text:style-name="T11">ΤΣΩΛΟΣ ΕΠΑΜΕΙΝΩΝΔΑΣ </text:span></text:p>
      <text:p text:style-name="P92"><text:span text:style-name="T10">ΑΜ: </text:span><text:span text:style-name="T11">1054412</text:span></text:p>
      <text:p text:style-name="P104"><text:span text:style-name="T13">ΟΝΟΜΑΤΕΠΩΝΥΜΟ: </text:span><text:span text:style-name="T14">ΜΠΑΚΑΜΙΔΗΣ ΓΙΩΡΓΟΣ</text:span></text:p>
      <text:p text:style-name="P104"><text:span text:style-name="T13">ΑΜ: </text:span><text:span text:style-name="T14">1067395</text:span></text:p>
      <text:p text:style-name="P84"/>
      <text:p text:style-name="Text_20_body"/>
      <text:p text:style-name="Text_20_body"/>
      <text:p text:style-name="P95"/>
      <text:p text:style-name="P90">Μέλη της ομάδας που συμμετείχαν σε αυτό το τεχνικό κείμενο:</text:p>
      <text:p text:style-name="P92"><text:span text:style-name="T10">ΟΝΟΜΑΤΕΠΩΝΥΜΟ:</text:span><text:span text:style-name="T11"> ΚΑΡΑΜΗΤΣΟΠΟΥΛΟΣ ΔΗΜΗΤΡΗΣ</text:span></text:p>
      <text:p text:style-name="P92"><text:span text:style-name="T10">ΑΜ:</text:span><text:span text:style-name="T11">1056277</text:span></text:p>
      <text:p text:style-name="P92"><text:span text:style-name="T10">ΟΝΟΜΑΤΕΠΩΝΥΜΟ: </text:span><text:span text:style-name="T11">ΤΡΙΒΕΛΛΑΣ ΧΡΗΣΤΟΣ<text:tab/></text:span></text:p>
      <text:p text:style-name="P92"><text:span text:style-name="T10">ΑΜ: </text:span><text:span text:style-name="T11">1040859</text:span></text:p>
      <text:p text:style-name="P98"><text:span text:style-name="T10">ΟΝΟΜΑΤΕΠΩΝΥΜΟ: </text:span><text:span text:style-name="T11">ΤΣΩΛΟΣ ΕΠΑΜΕΙΝΩΝΔΑΣ </text:span></text:p>
      <text:p text:style-name="P92"><text:span text:style-name="T10">ΑΜ: </text:span><text:span text:style-name="T11">1054412</text:span></text:p>
      <text:p text:style-name="P105"><text:span text:style-name="T10">ΟΝΟΜΑΤΕΠΩΝΥΜΟ: </text:span><text:span text:style-name="T12">ΜΠΑΚΑΜΙΔΗΣ ΓΙΩΡΓΟΣ</text:span></text:p>
      <text:p text:style-name="P79">ΑΜ: <text:span text:style-name="T50">1067395</text:span></text:p>
      <text:p text:style-name="P78"/>
      <text:p text:style-name="P78"/>
      <text:p text:style-name="P78"/>
      <text:p text:style-name="Text_20_body"/>
      <text:p text:style-name="P107"><text:soft-page-break/>Στο <text:span text:style-name="T21">Risk-assessment-v0.2 </text:span><text:span text:style-name="T24">έγιναν οι εξής αλλαγές:</text:span></text:p>
      <text:list xml:id="list4268693499" text:style-name="L1">
        <text:list-item>
          <text:p text:style-name="P109"><text:span text:style-name="T24">Προστέθηκε ο κίνδυνος με τίτλο “</text:span><text:span text:style-name="T59">Κίνδυνος</text:span><text:span text:style-name="T60"> </text:span><text:span text:style-name="T59">αλλαγής γλώσσας προγραμματισμού υλοποίησης έργου”.</text:span></text:p>
        </text:list-item>
      </text:list>
      <text:p text:style-name="P91"/>
      <text:p text:style-name="Text_20_body"/>
      <text:p text:style-name="Text_20_body"/>
      <text:p text:style-name="Text_20_body"/>
      <text:p text:style-name="Text_20_body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>Περιγραφή τεχνικού κειμένου (<text:span text:style-name="T21">Risk-assessment-v0.1</text:span>)</text:p>
      <text:p text:style-name="P83">Στο τεχνικό αυτό κείμενο θα αναλυθούν κίνδυνοι που μπορεί να προκύψουν κατά τη διάρκεια υλοποίησης του έργου. Επίσης, θα αναλυθούν στρατηγικές μετριασμού αλλά και αντιμετώπισης του εκάστοτε κινδύνου.</text:p>
      <text:p text:style-name="P83"/>
      <text:p text:style-name="P83"/>
      <text:p text:style-name="P83"/>
      <text:p text:style-name="P83"/>
      <text:p text:style-name="P82">Πιθανοί κίνδυνοι:</text:p>
      <text:list xml:id="list3449375881" text:style-name="L2">
        <text:list-item>
          <text:p text:style-name="P110">Βλάβη εξοπλισμού μέλους της ομάδας</text:p>
        </text:list-item>
        <text:list-item>
          <text:p text:style-name="P110">Ασθένεια μέλους της ομάδας</text:p>
        </text:list-item>
        <text:list-item>
          <text:p text:style-name="P110">Αλλαγή μεθόδου υλοποίησης</text:p>
        </text:list-item>
        <text:list-item>
          <text:p text:style-name="P111">Αποχώρηση μέλους από την ομάδα</text:p>
        </text:list-item>
        <text:list-item>
          <text:p text:style-name="P112">Έλλειψη γνώσεων μέλους της ομάδας</text:p>
        </text:list-item>
        <text:list-item>
          <text:p text:style-name="P112">Κυβερνοεπίθεση</text:p>
        </text:list-item>
      </text:list>
      <text:p text:style-name="P80"/>
      <text:p text:style-name="P96"/>
      <text:p text:style-name="P81"/>
      <text:p text:style-name="P81"/>
      <text:p text:style-name="P81">Στη συνέχεια θα παρουσιαστούν οι φόρμες κινδύνων:</text:p>
      <text:p text:style-name="P96"/>
      <text:p text:style-name="P96"/>
      <text:p text:style-name="P96"/>
      <text:p text:style-name="P96"/>
      <text:p text:style-name="P96"/>
      <table:table table:name="Πίνακας1" table:style-name="Πίνακας1">
        <table:table-column table:style-name="Πίνακας1.A" table:number-columns-repeated="2"/>
        <table:table-column table:style-name="Πίνακας1.C"/>
        <table:table-column table:style-name="Πίνακας1.D"/>
        <text:soft-page-break/>
        <table:table-row table:style-name="Πίνακας1.1">
          <table:table-cell table:style-name="Πίνακας1.A1" table:number-columns-spanned="4" office:value-type="string">
            <text:p text:style-name="P1"><text:span text:style-name="T1">Τίτλος κινδύνου : Καθυστέρηση λόγω <text:s/></text:span><text:span text:style-name="T2">βλάβης εξοπλισμού</text:span></text:p>
          </table:table-cell>
          <table:covered-table-cell/>
          <table:covered-table-cell/>
          <table:covered-table-cell/>
        </table:table-row>
        <table:table-row table:style-name="Πίνακας1.2">
          <table:table-cell table:style-name="Πίνακας1.A2" office:value-type="string">
            <text:p text:style-name="P1"><text:span text:style-name="T8">Α/Α:</text:span><text:span text:style-name="T1"> </text:span><text:span text:style-name="T9">1</text:span></text:p>
          </table:table-cell>
          <table:table-cell table:style-name="Πίνακας1.A2" table:number-rows-spanned="2" office:value-type="string">
            <text:p text:style-name="P37">Υπεύθυνος Αντιμετώπισης:</text:p>
            <text:p text:style-name="P46">Καραμητσόπουλος Δημήτρης</text:p>
            <text:p text:style-name="P51"/>
          </table:table-cell>
          <table:table-cell table:style-name="Πίνακας1.A2" table:number-rows-spanned="2" office:value-type="string">
            <text:p text:style-name="P37">Ημερομηνία:</text:p>
            <text:p text:style-name="P56">1/3/2022</text:p>
          </table:table-cell>
          <table:table-cell table:style-name="Πίνακας1.A2" table:number-rows-spanned="2" office:value-type="string">
            <text:p text:style-name="P37">Προτεραιότητα:</text:p>
            <text:p text:style-name="P44"/>
            <text:p text:style-name="P52"/>
            <text:p text:style-name="P53">ΥΨΗΛΗ</text:p>
          </table:table-cell>
        </table:table-row>
        <table:table-row table:style-name="Πίνακας1.3">
          <table:table-cell table:style-name="Πίνακας1.A2" office:value-type="string">
            <text:p text:style-name="P37">Συνδεόμενη</text:p>
            <text:p text:style-name="P37">Δραστηριότητα:</text:p>
            <text:p text:style-name="P45">Τελική παράδοση</text:p>
            <text:p text:style-name="P8"/>
          </table:table-cell>
          <table:covered-table-cell table:style-name="Πίνακας1.B3"/>
          <table:covered-table-cell table:style-name="Πίνακας1.B3"/>
          <table:covered-table-cell table:style-name="Πίνακας1.B3"/>
        </table:table-row>
        <table:table-row table:style-name="Πίνακας1.1">
          <table:table-cell table:style-name="Πίνακας1.B3" table:number-columns-spanned="4" office:value-type="string">
            <text:p text:style-name="P29"/>
            <text:p text:style-name="P29">Περιγραφή κινδύνου:<text:span text:style-name="T32"> </text:span><text:span text:style-name="T33">Πιθανότητα βλάβης εξοπλισμού κάποιου μέλους με αποτέλεσμα τη καθυστέρηση υλοποίησης άρα και παράδοσης του έργου.</text:span></text:p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Τύπος :<text:span text:style-name="T32"> </text:span><text:span text:style-name="T39">Αφορά το χρονοπρογραμματισμό του έργου <text:s/>καθώς και το κόστος υλοποίησης του.</text:span></text:p>
            <text:p text:style-name="P29"/>
            <text:p text:style-name="P29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2" office:value-type="string">
            <text:p text:style-name="P29">Σοβαρότητα κινδύνου:</text:p>
            <text:p text:style-name="P29"/>
            <text:p text:style-name="P61"><text:s text:c="32"/>Μεγάλη</text:p>
            <text:p text:style-name="P61"/>
            <text:p text:style-name="P27"/>
          </table:table-cell>
          <table:covered-table-cell/>
          <table:table-cell table:style-name="Πίνακας1.B3" table:number-columns-spanned="2" office:value-type="string">
            <text:p text:style-name="P29">Πιθανότητα:</text:p>
            <text:p text:style-name="P29"/>
            <text:p text:style-name="P61"><text:s text:c="34"/>Μεσαία <text:s text:c="11"/></text:p>
          </table:table-cell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<text:span text:style-name="T52">Έναρξη </text:span>ενεργοποίησης του κινδύνου:<text:span text:style-name="T32"> </text:span><text:span text:style-name="T34">Βλάβη σε κάποιο εξοπλισμό μέλους.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Στρατηγική μετριασμού <text:span text:style-name="T52">κινδύνου</text:span>:<text:span text:style-name="T32"> </text:span><text:span text:style-name="T34">Επιδιόρθωση εξοπλισμού.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<text:span text:style-name="T52">Έ</text:span>ναρξη στρατηγικής αντιμετώπισης:<text:span text:style-name="T32"> </text:span><text:span text:style-name="T34">Μόνιμη Βλάβη εξοπλισμού.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Στρατηγική αντιμετώπισης:<text:span text:style-name="T32"> </text:span><text:span text:style-name="T34">Αντικατάσταση εξοπλισμού που έχει βλάβη.</text:span></text:p>
            <text:p text:style-name="P15"/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table:number-columns-spanned="4" office:value-type="string">
            <text:p text:style-name="P29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1.1">
          <table:table-cell table:style-name="Πίνακας1.B3" office:value-type="string">
            <text:p text:style-name="P29">Ημερομηνία :</text:p>
            <text:p text:style-name="P29"/>
            <text:p text:style-name="P15"/>
          </table:table-cell>
          <table:table-cell table:style-name="Πίνακας1.B3" table:number-columns-spanned="2" office:value-type="string">
            <text:p text:style-name="P29">Δράση:</text:p>
          </table:table-cell>
          <table:covered-table-cell/>
          <table:table-cell table:style-name="Πίνακας1.B3" office:value-type="string">
            <text:p text:style-name="P29">Κατάσταση:</text:p>
          </table:table-cell>
        </table:table-row>
        <table:table-row table:style-name="Πίνακας1.1">
          <table:table-cell table:style-name="Πίνακας1.B3" table:number-columns-spanned="3" office:value-type="string">
            <text:p text:style-name="P29"><text:span text:style-name="T52">Α</text:span>πενεργοποίηση κινδύνου:<text:span text:style-name="T32"> </text:span><text:span text:style-name="T35">Η λειτουργία του εξοπλισμού μας χωρίς προβλήματα.</text:span></text:p>
            <text:p text:style-name="P29"/>
            <text:p text:style-name="P15"/>
          </table:table-cell>
          <table:covered-table-cell/>
          <table:covered-table-cell/>
          <table:table-cell table:style-name="Πίνακας1.B3" table:number-rows-spanned="2" office:value-type="string">
            <text:p text:style-name="P29">Τρέχουσα κατάσταση:</text:p>
            <text:p text:style-name="P29"/>
            <text:p text:style-name="P29"><draw:custom-shape text:anchor-type="paragraph" draw:z-index="2" draw:name="Σχήμα 5" draw:style-name="gr5" draw:text-style-name="P115" svg:width="0.398cm" svg:height="0.398cm" svg:x="3.598cm" svg:y="0.416cm"><text:p/><draw:enhanced-geometry svg:viewBox="0 0 21600 21600" draw:type="rectangle" draw:enhanced-path="M 0 0 L 21600 0 21600 21600 0 21600 0 0 Z N"/></draw:custom-shape></text:p>
            <text:p text:style-name="P66"><draw:custom-shape text:anchor-type="paragraph" draw:z-index="0" draw:name="Σχήμα 1" draw:style-name="gr7" draw:text-style-name="P116" svg:width="0.398cm" svg:height="0.398cm" svg:x="1.323cm" svg:y="0.019cm"><text:p/><draw:enhanced-geometry svg:viewBox="0 0 21600 21600" draw:type="rectangle" draw:enhanced-path="M 0 0 L 21600 0 21600 21600 0 21600 0 0 Z N"/></draw:custom-shape><draw:custom-shape text:anchor-type="paragraph" draw:z-index="1" draw:name="Σχήμα 2" draw:style-name="gr6" draw:text-style-name="P116" svg:width="0.436cm" svg:height="0.398cm" svg:x="1.323cm" svg:y="0.019cm"><text:p/><draw:enhanced-geometry svg:viewBox="0 0 21600 21600" draw:mirror-horizontal="false" draw:mirror-vertical="false" draw:type="rectangle" draw:enhanced-path="M 0 0 L 21600 0 21600 21600 0 21600 0 0 Z N"/></draw:custom-shape>Ενεργός <text:s text:c="6"/>Ανενεργός</text:p>
          </table:table-cell>
        </table:table-row>
        <table:table-row table:style-name="Πίνακας1.1">
          <table:table-cell table:style-name="Πίνακας1.B3" table:number-columns-spanned="3" office:value-type="string">
            <text:p text:style-name="P29">Τελική ημερομηνία παρακολούθησης κινδύνου:<text:span text:style-name="T32"> </text:span><text:span text:style-name="T28">Ημερομηνία παράδοσης έργου</text:span></text:p>
            <text:p text:style-name="P29"/>
            <text:p text:style-name="P15"/>
          </table:table-cell>
          <table:covered-table-cell/>
          <table:covered-table-cell/>
          <table:covered-table-cell table:style-name="Πίνακας1.B3"/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able:table table:name="Πίνακας2" table:style-name="Πίνακας2">
        <table:table-column table:style-name="Πίνακας2.A" table:number-columns-repeated="2"/>
        <table:table-column table:style-name="Πίνακας2.C"/>
        <table:table-column table:style-name="Πίνακας2.D"/>
        <text:soft-page-break/>
        <table:table-row table:style-name="Πίνακας2.1">
          <table:table-cell table:style-name="Πίνακας2.A1" table:number-columns-spanned="4" office:value-type="string">
            <text:p text:style-name="P2"><text:span text:style-name="T1">Τίτλος κινδύνου : <text:s/></text:span><text:span text:style-name="T2">Καθυστέρηση λόγω ασθένειας μέλους της ομάδας</text:span></text:p>
          </table:table-cell>
          <table:covered-table-cell/>
          <table:covered-table-cell/>
          <table:covered-table-cell/>
        </table:table-row>
        <table:table-row table:style-name="Πίνακας2.2">
          <table:table-cell table:style-name="Πίνακας2.A2" office:value-type="string">
            <text:p text:style-name="P2"><text:span text:style-name="T8">Α/Α:</text:span><text:span text:style-name="T1"> </text:span><text:span text:style-name="T3">2</text:span></text:p>
          </table:table-cell>
          <table:table-cell table:style-name="Πίνακας2.A2" table:number-rows-spanned="2" office:value-type="string">
            <text:p text:style-name="P38">Υπεύθυνος Αντιμετώπισης:</text:p>
            <text:p text:style-name="P46">Καραμητσόπουλος Δημήτρης</text:p>
            <text:p text:style-name="P51"/>
          </table:table-cell>
          <table:table-cell table:style-name="Πίνακας2.A2" table:number-rows-spanned="2" office:value-type="string">
            <text:p text:style-name="P38">Ημερομηνία:</text:p>
            <text:p text:style-name="P56">1/3/2022</text:p>
          </table:table-cell>
          <table:table-cell table:style-name="Πίνακας2.A2" table:number-rows-spanned="2" office:value-type="string">
            <text:p text:style-name="P38">Προτεραιότητα:</text:p>
            <text:p text:style-name="P9"/>
            <text:p text:style-name="P9"/>
            <text:p text:style-name="P28">ΥΨΗΛΗ</text:p>
          </table:table-cell>
        </table:table-row>
        <table:table-row table:style-name="Πίνακας2.3">
          <table:table-cell table:style-name="Πίνακας2.A2" office:value-type="string">
            <text:p text:style-name="P38">Συνδεόμενη</text:p>
            <text:p text:style-name="P38">Δραστηριότητα:</text:p>
            <text:p text:style-name="P56">Τελική παράδοση</text:p>
            <text:p text:style-name="P9"/>
          </table:table-cell>
          <table:covered-table-cell table:style-name="Πίνακας2.B3"/>
          <table:covered-table-cell table:style-name="Πίνακας2.B3"/>
          <table:covered-table-cell table:style-name="Πίνακας2.B3"/>
        </table:table-row>
        <table:table-row table:style-name="Πίνακας2.1">
          <table:table-cell table:style-name="Πίνακας2.B3" table:number-columns-spanned="4" office:value-type="string">
            <text:p text:style-name="P30"/>
            <text:p text:style-name="P30">Περιγραφή κινδύνου:<text:span text:style-name="T32"> </text:span><text:span text:style-name="T35">Εξαιτίας της επιδημίας υπάρχει πιθανότητα νόσησης μέλους της ομάδας με αποτέλεσμα την καθυστέρηση παράδοσης του έργου.</text:span></text:p>
            <text:p text:style-name="P67"/>
            <text:p text:style-name="P16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Τύπος : <text:span text:style-name="T39">Αφορά το χρονοπρογραμματισμ</text:span><text:span text:style-name="T45">ό</text:span><text:span text:style-name="T39"> του έργου.</text:span></text:p>
            <text:p text:style-name="P30"/>
            <text:p text:style-name="P30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2" office:value-type="string">
            <text:p text:style-name="P30">Σοβαρότητα κινδύνου:</text:p>
            <text:p text:style-name="P30"/>
            <text:p text:style-name="P61"><text:s text:c="32"/>Μεγάλη</text:p>
            <text:p text:style-name="P30"/>
            <text:p text:style-name="P16"/>
          </table:table-cell>
          <table:covered-table-cell/>
          <table:table-cell table:style-name="Πίνακας2.B3" table:number-columns-spanned="2" office:value-type="string">
            <text:p text:style-name="P30">Πιθανότητα:</text:p>
            <text:p text:style-name="P30"/>
            <text:p text:style-name="P61"><text:s text:c="33"/>Μικρή <text:s text:c="11"/></text:p>
          </table:table-cell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<text:span text:style-name="T51">Έναρξη </text:span>ενεργοποίησης του κινδύνου:<text:span text:style-name="T32"> </text:span><text:span text:style-name="T35">Νόσηση μέλους της ομάδας.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Στρατηγική μετριασμού <text:span text:style-name="T51">κινδύνου</text:span>:<text:span text:style-name="T32"> </text:span><text:span text:style-name="T35">Υπερωρίες υπόλοιπων μελών.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<text:span text:style-name="T51">Έναρξη</text:span> στρατηγικής αντιμετώπισης:<text:span text:style-name="T32"> </text:span><text:span text:style-name="T36">Καθυστέρηση παράδοσης </text:span><text:span text:style-name="T38">πρώτου υποέργου</text:span><text:span text:style-name="T36">.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Στρατηγική αντιμετώπισης: <text:span text:style-name="T25">Αντικατάσταση μέλους.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table:number-columns-spanned="4" office:value-type="string">
            <text:p text:style-name="P30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2.1">
          <table:table-cell table:style-name="Πίνακας2.B3" office:value-type="string">
            <text:p text:style-name="P30">Ημερομηνία :</text:p>
            <text:p text:style-name="P30"/>
            <text:p text:style-name="P16"/>
          </table:table-cell>
          <table:table-cell table:style-name="Πίνακας2.B3" table:number-columns-spanned="2" office:value-type="string">
            <text:p text:style-name="P30">Δράση:</text:p>
          </table:table-cell>
          <table:covered-table-cell/>
          <table:table-cell table:style-name="Πίνακας2.B3" office:value-type="string">
            <text:p text:style-name="P30">Κατάσταση:</text:p>
          </table:table-cell>
        </table:table-row>
        <table:table-row table:style-name="Πίνακας2.1">
          <table:table-cell table:style-name="Πίνακας2.B3" table:number-columns-spanned="3" office:value-type="string">
            <text:p text:style-name="P30"><text:span text:style-name="T51">Α</text:span>πενεργοποίηση κινδύνου:<text:span text:style-name="T32"> </text:span><text:span text:style-name="T36">Μη καθυστέρηση στη</text:span> <text:span text:style-name="T26">τελική</text:span> <text:span text:style-name="T36">παράδοση.</text:span></text:p>
            <text:p text:style-name="P30"/>
            <text:p text:style-name="P16"/>
          </table:table-cell>
          <table:covered-table-cell/>
          <table:covered-table-cell/>
          <table:table-cell table:style-name="Πίνακας2.B3" table:number-rows-spanned="2" office:value-type="string">
            <text:p text:style-name="P30">Τρέχουσα κατάσταση:</text:p>
            <text:p text:style-name="P30"/>
            <text:p text:style-name="P30"/>
            <text:p text:style-name="P66"><draw:custom-shape text:anchor-type="paragraph" draw:z-index="3" draw:name="Σχήμα 6" draw:style-name="gr4" draw:text-style-name="P115" svg:width="0.371cm" svg:height="0.371cm" svg:x="3.493cm" svg:y="0.021cm"><text:p/><draw:enhanced-geometry svg:viewBox="0 0 21600 21600" draw:type="rectangle" draw:enhanced-path="M 0 0 L 21600 0 21600 21600 0 21600 0 0 Z N"/></draw:custom-shape><draw:custom-shape text:anchor-type="paragraph" draw:z-index="4" draw:name="Σχήμα 7" draw:style-name="gr3" draw:text-style-name="P114" svg:width="0.345cm" svg:height="0.345cm" svg:x="1.349cm" svg:y="0.048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2.1">
          <table:table-cell table:style-name="Πίνακας2.B3" table:number-columns-spanned="3" office:value-type="string">
            <text:p text:style-name="P30">Τελική ημερομηνία παρακολούθησης κινδύνου:<text:span text:style-name="T32"> </text:span><text:span text:style-name="T45">Ημερομηνία παράδοσης έργου.</text:span></text:p>
            <text:p text:style-name="P30"/>
            <text:p text:style-name="P16"/>
          </table:table-cell>
          <table:covered-table-cell/>
          <table:covered-table-cell/>
          <table:covered-table-cell table:style-name="Πίνακας2.B3"/>
        </table:table-row>
      </table:table>
      <text:p text:style-name="P73"/>
      <text:p text:style-name="P73"/>
      <text:p text:style-name="P73"/>
      <text:p text:style-name="P97"/>
      <text:p text:style-name="P97"/>
      <text:p text:style-name="P97"/>
      <text:p text:style-name="P97"/>
      <table:table table:name="Πίνακας3" table:style-name="Πίνακας3">
        <table:table-column table:style-name="Πίνακας3.A" table:number-columns-repeated="2"/>
        <table:table-column table:style-name="Πίνακας3.C"/>
        <table:table-column table:style-name="Πίνακας3.D"/>
        <text:soft-page-break/>
        <table:table-row table:style-name="Πίνακας3.1">
          <table:table-cell table:style-name="Πίνακας3.A1" table:number-columns-spanned="4" office:value-type="string">
            <text:p text:style-name="P3"><text:span text:style-name="T1">Τίτλος κινδύνου : <text:s/></text:span><text:span text:style-name="T2">Κίνδυνος λόγω αλλαγής μέσου υλοποίησης του έργου</text:span></text:p>
          </table:table-cell>
          <table:covered-table-cell/>
          <table:covered-table-cell/>
          <table:covered-table-cell/>
        </table:table-row>
        <table:table-row table:style-name="Πίνακας3.2">
          <table:table-cell table:style-name="Πίνακας3.A2" office:value-type="string">
            <text:p text:style-name="P3"><text:span text:style-name="T8">Α/Α:</text:span><text:span text:style-name="T1"> </text:span><text:span text:style-name="T3">3</text:span></text:p>
          </table:table-cell>
          <table:table-cell table:style-name="Πίνακας3.A2" table:number-rows-spanned="2" office:value-type="string">
            <text:p text:style-name="P39">Υπεύθυνος Αντιμετώπισης:</text:p>
            <text:p text:style-name="P46">Καραμητσόπουλος Δημήτρης</text:p>
            <text:p text:style-name="P46"/>
            <text:p text:style-name="P46"/>
          </table:table-cell>
          <table:table-cell table:style-name="Πίνακας3.A2" table:number-rows-spanned="2" office:value-type="string">
            <text:p text:style-name="P39">Ημερομηνία:</text:p>
            <text:p text:style-name="P56">1/3/2022</text:p>
          </table:table-cell>
          <table:table-cell table:style-name="Πίνακας3.A2" table:number-rows-spanned="2" office:value-type="string">
            <text:p text:style-name="P39">Προτεραιότητα:</text:p>
            <text:p text:style-name="P10"/>
            <text:p text:style-name="P10"/>
            <text:p text:style-name="P28">ΜΕΤΡΙΑ</text:p>
          </table:table-cell>
        </table:table-row>
        <table:table-row table:style-name="Πίνακας3.3">
          <table:table-cell table:style-name="Πίνακας3.A2" office:value-type="string">
            <text:p text:style-name="P39">Συνδεόμενη</text:p>
            <text:p text:style-name="P39">Δραστηριότητα:</text:p>
            <text:p text:style-name="P22">Τελική παράδοση</text:p>
          </table:table-cell>
          <table:covered-table-cell table:style-name="Πίνακας3.B3"/>
          <table:covered-table-cell table:style-name="Πίνακας3.B3"/>
          <table:covered-table-cell table:style-name="Πίνακας3.B3"/>
        </table:table-row>
        <table:table-row table:style-name="Πίνακας3.1">
          <table:table-cell table:style-name="Πίνακας3.B3" table:number-columns-spanned="4" office:value-type="string">
            <text:p text:style-name="P31"/>
            <text:p text:style-name="P31">Περιγραφή κινδύνου:<text:span text:style-name="T32"> </text:span><text:span text:style-name="T36">Εργασία σε λογισμικό το οποίο δεν είναι πλέον διαθέσιμο με αποτέλεσμα την αναζήτηση νέου και συνέχιση του έργου σε αυτό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Τύπος :<text:span text:style-name="T32"> </text:span><text:span text:style-name="T41">Αφορά τον σχεδιασμό του έργου καθώς και την ποιότητα εργασίας των μελών.</text:span></text:p>
            <text:p text:style-name="P31"/>
            <text:p text:style-name="P31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2" office:value-type="string">
            <text:p text:style-name="P31">Σοβαρότητα κινδύνου:</text:p>
            <text:p text:style-name="P31"/>
            <text:p text:style-name="P61"><text:s text:c="37"/>Μεσαία <text:s text:c="9"/></text:p>
            <text:p text:style-name="P31"/>
            <text:p text:style-name="P17"/>
          </table:table-cell>
          <table:covered-table-cell/>
          <table:table-cell table:style-name="Πίνακας3.B3" table:number-columns-spanned="2" office:value-type="string">
            <text:p text:style-name="P31">Πιθανότητα:</text:p>
            <text:p text:style-name="P31"/>
            <text:p text:style-name="P61"><text:s text:c="33"/>Μ<text:span text:style-name="T53">εσαία</text:span> <text:s text:c="6"/></text:p>
          </table:table-cell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<text:span text:style-name="T52">Έναρξη</text:span> ενεργοποίησης του κινδύνου:<text:span text:style-name="T32"> </text:span><text:span text:style-name="T36">Εσφαλμένη λειτουργία λογισμικού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Στρατηγική μετριασμού <text:span text:style-name="T52">κινδύνου</text:span>:<text:span text:style-name="T32"> </text:span><text:span text:style-name="T36">Απεγκατάσταση και </text:span><text:span text:style-name="T40">επαν</text:span><text:span text:style-name="T36">εγκατάσταση του ήδη υπάρχοντος λογισμικού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<text:span text:style-name="T52">Έ</text:span>ναρξης στρατηγικής αντιμετώπισης:<text:span text:style-name="T32"> </text:span><text:span text:style-name="T36">Εσφαλμένη <text:s/>λειτουργία λογισμικού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Στρατηγική αντιμετώπισης:<text:span text:style-name="T32"> </text:span><text:span text:style-name="T36">Απεγκατάσταση του υπάρχοντος και αντικατάστασή του με άλλο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table:number-columns-spanned="4" office:value-type="string">
            <text:p text:style-name="P31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3.1">
          <table:table-cell table:style-name="Πίνακας3.B3" office:value-type="string">
            <text:p text:style-name="P31">Ημερομηνία :</text:p>
            <text:p text:style-name="P31"/>
            <text:p text:style-name="P17"/>
          </table:table-cell>
          <table:table-cell table:style-name="Πίνακας3.B3" table:number-columns-spanned="2" office:value-type="string">
            <text:p text:style-name="P31">Δράση:</text:p>
          </table:table-cell>
          <table:covered-table-cell/>
          <table:table-cell table:style-name="Πίνακας3.B3" office:value-type="string">
            <text:p text:style-name="P31">Κατάσταση:</text:p>
          </table:table-cell>
        </table:table-row>
        <table:table-row table:style-name="Πίνακας3.1">
          <table:table-cell table:style-name="Πίνακας3.B3" table:number-columns-spanned="3" office:value-type="string">
            <text:p text:style-name="P31"><text:span text:style-name="T52">Α</text:span>πενεργοποίηση κινδύνου:<text:span text:style-name="T32"> </text:span><text:span text:style-name="T36">Λειτουργία λογισμικού χωρίς σφάλματα.</text:span></text:p>
            <text:p text:style-name="P31"/>
            <text:p text:style-name="P17"/>
          </table:table-cell>
          <table:covered-table-cell/>
          <table:covered-table-cell/>
          <table:table-cell table:style-name="Πίνακας3.B3" table:number-rows-spanned="2" office:value-type="string">
            <text:p text:style-name="P31">Τρέχουσα κατάσταση:</text:p>
            <text:p text:style-name="P31"/>
            <text:p text:style-name="P66"/>
            <text:p text:style-name="P66"><draw:custom-shape text:anchor-type="paragraph" draw:z-index="5" draw:name="Σχήμα 8" draw:style-name="gr2" draw:text-style-name="P114" svg:width="0.318cm" svg:height="0.318cm" svg:x="1.349cm" svg:y="0.046cm"><text:p/><draw:enhanced-geometry svg:viewBox="0 0 21600 21600" draw:type="rectangle" draw:enhanced-path="M 0 0 L 21600 0 21600 21600 0 21600 0 0 Z N"/></draw:custom-shape><draw:custom-shape text:anchor-type="paragraph" draw:z-index="8" draw:name="Σχήμα 3" draw:style-name="gr1" draw:text-style-name="P113" svg:width="0.345cm" svg:height="0.345cm" svg:x="3.505cm" svg:y="0.083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3.1">
          <table:table-cell table:style-name="Πίνακας3.B3" table:number-columns-spanned="3" office:value-type="string">
            <text:p text:style-name="P35">Τελική ημερομηνία παρακολούθησης κινδύνου:<text:span text:style-name="T45">Ημερομηνία παράδοσης έργου.</text:span></text:p>
            <text:p text:style-name="P31"/>
            <text:p text:style-name="P17"/>
          </table:table-cell>
          <table:covered-table-cell/>
          <table:covered-table-cell/>
          <table:covered-table-cell table:style-name="Πίνακας3.B3"/>
        </table:table-row>
      </table:table>
      <text:p text:style-name="P74"/>
      <text:p text:style-name="P85"/>
      <text:p text:style-name="P85"/>
      <text:p text:style-name="P85"/>
      <text:p text:style-name="P85"/>
      <text:p text:style-name="P85"/>
      <text:p text:style-name="P99"/>
      <table:table table:name="Πίνακας4" table:style-name="Πίνακας4">
        <table:table-column table:style-name="Πίνακας4.A" table:number-columns-repeated="2"/>
        <table:table-column table:style-name="Πίνακας4.C"/>
        <table:table-column table:style-name="Πίνακας4.D"/>
        <text:soft-page-break/>
        <table:table-row table:style-name="Πίνακας4.1">
          <table:table-cell table:style-name="Πίνακας4.A1" table:number-columns-spanned="4" office:value-type="string">
            <text:p text:style-name="P100"><text:span text:style-name="T1">Τίτλος κινδύνου : <text:s/></text:span><text:span text:style-name="T2">Κίνδυνος </text:span><text:span text:style-name="T1">λόγω αποχώρησης μέλους της ομάδας</text:span></text:p>
          </table:table-cell>
          <table:covered-table-cell/>
          <table:covered-table-cell/>
          <table:covered-table-cell/>
        </table:table-row>
        <table:table-row table:style-name="Πίνακας4.2">
          <table:table-cell table:style-name="Πίνακας4.A2" office:value-type="string">
            <text:p text:style-name="P4"><text:span text:style-name="T8">Α/Α:</text:span><text:span text:style-name="T1"> </text:span><text:span text:style-name="T4">4</text:span></text:p>
          </table:table-cell>
          <table:table-cell table:style-name="Πίνακας4.A2" table:number-rows-spanned="2" office:value-type="string">
            <text:p text:style-name="P40">Υπεύθυνος Αντιμετώπισης:</text:p>
            <text:p text:style-name="P47">Καραμητσόπουλος Δημήτρης</text:p>
            <text:p text:style-name="P47"/>
            <text:p text:style-name="P47"/>
          </table:table-cell>
          <table:table-cell table:style-name="Πίνακας4.A2" table:number-rows-spanned="2" office:value-type="string">
            <text:p text:style-name="P40">Ημερομηνία:</text:p>
            <text:p text:style-name="P57">1/3/2022</text:p>
          </table:table-cell>
          <table:table-cell table:style-name="Πίνακας4.A2" table:number-rows-spanned="2" office:value-type="string">
            <text:p text:style-name="P40">Προτεραιότητα:</text:p>
            <text:p text:style-name="P11"/>
            <text:p text:style-name="P11"/>
            <text:p text:style-name="P28">ΥΨΗΛΗ</text:p>
          </table:table-cell>
        </table:table-row>
        <table:table-row table:style-name="Πίνακας4.3">
          <table:table-cell table:style-name="Πίνακας4.A2" office:value-type="string">
            <text:p text:style-name="P40">Συνδεόμενη</text:p>
            <text:p text:style-name="P40">Δραστηριότητα:</text:p>
            <text:p text:style-name="P23">Τελική παράδοση</text:p>
          </table:table-cell>
          <table:covered-table-cell table:style-name="Πίνακας4.B3"/>
          <table:covered-table-cell table:style-name="Πίνακας4.B3"/>
          <table:covered-table-cell table:style-name="Πίνακας4.B3"/>
        </table:table-row>
        <table:table-row table:style-name="Πίνακας4.1">
          <table:table-cell table:style-name="Πίνακας4.B3" table:number-columns-spanned="4" office:value-type="string">
            <text:p text:style-name="P32"/>
            <text:p text:style-name="P32">Περιγραφή κινδύνου:<text:span text:style-name="T32"> </text:span><text:span text:style-name="T37">Απόφαση ενός ατόμου να αποχωρήσει από την ομάδα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Τύπος :<text:span text:style-name="T32"> </text:span><text:span text:style-name="T40">Αφορά τον χρονοπρογραμματισμό του έργου.</text:span></text:p>
            <text:p text:style-name="P32"/>
            <text:p text:style-name="P32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2" office:value-type="string">
            <text:p text:style-name="P32">Σοβαρότητα κινδύνου:</text:p>
            <text:p text:style-name="P32"/>
            <text:p text:style-name="P62"><text:s text:c="34"/>Μεγάλη</text:p>
            <text:p text:style-name="P32"/>
            <text:p text:style-name="P18"/>
          </table:table-cell>
          <table:covered-table-cell/>
          <table:table-cell table:style-name="Πίνακας4.B3" table:number-columns-spanned="2" office:value-type="string">
            <text:p text:style-name="P32">Πιθανότητα:</text:p>
            <text:p text:style-name="P32"/>
            <text:p text:style-name="P62"><text:s text:c="34"/>Μεγάλη</text:p>
          </table:table-cell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<text:span text:style-name="T53">Έναρξη</text:span> ενεργοποίησης του κινδύνου:<text:span text:style-name="T32"> </text:span><text:span text:style-name="T37">Ασυνέπεια ή αδυναμία εργασίας ή παρ</text:span><text:span text:style-name="T40">εύ</text:span><text:span text:style-name="T37">ρεσης στις συναντήσεις της ομάδας με αποτέλεσμα τη καθυστέρηση υποέργου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Στρατηγική μετριασμού <text:span text:style-name="T53">του κινδύνου</text:span>:<text:span text:style-name="T32"> </text:span><text:span text:style-name="T40">Αναζήτηση λύσης και ταυτόχρονα περισσότερες ώρες εργασίας για τα υπόλοιπα μέλη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<text:span text:style-name="T53">Έ</text:span>ναρξη στρατηγικής αντιμετώπισης:<text:span text:style-name="T32"> </text:span><text:span text:style-name="T37">Απόφαση </text:span><text:span text:style-name="T40">μέλους</text:span><text:span text:style-name="T37"> να αποχωρήσει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Στρατηγική αντιμετώπισης:<text:span text:style-name="T32"> </text:span><text:span text:style-name="T37">Αντικατάσταση μέλους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table:number-columns-spanned="4" office:value-type="string">
            <text:p text:style-name="P32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4.1">
          <table:table-cell table:style-name="Πίνακας4.B3" office:value-type="string">
            <text:p text:style-name="P32">Ημερομηνία :</text:p>
            <text:p text:style-name="P32"/>
            <text:p text:style-name="P18"/>
          </table:table-cell>
          <table:table-cell table:style-name="Πίνακας4.B3" table:number-columns-spanned="2" office:value-type="string">
            <text:p text:style-name="P32">Δράση:</text:p>
          </table:table-cell>
          <table:covered-table-cell/>
          <table:table-cell table:style-name="Πίνακας4.B3" office:value-type="string">
            <text:p text:style-name="P32">Κατάσταση:</text:p>
          </table:table-cell>
        </table:table-row>
        <table:table-row table:style-name="Πίνακας4.1">
          <table:table-cell table:style-name="Πίνακας4.B3" table:number-columns-spanned="3" office:value-type="string">
            <text:p text:style-name="P32"><text:span text:style-name="T53">Α</text:span>πενεργοποίηση κινδύνου:<text:span text:style-name="T32"> </text:span><text:span text:style-name="T40">Στις συναντήσεις βρίσκονται όλα τα μέλη της ομάδας</text:span></text:p>
            <text:p text:style-name="P32"/>
            <text:p text:style-name="P18"><draw:custom-shape text:anchor-type="paragraph" draw:z-index="9" draw:name="Σχήμα 4" draw:style-name="gr1" draw:text-style-name="P113" svg:width="0.345cm" svg:height="0.345cm" svg:x="15.305cm" svg:y="0.004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Πίνακας4.B3" table:number-rows-spanned="2" office:value-type="string">
            <text:p text:style-name="P32">Τρέχουσα κατάσταση:</text:p>
            <text:p text:style-name="P32"/>
            <text:p text:style-name="P32"/>
            <text:p text:style-name="P68"><draw:custom-shape text:anchor-type="paragraph" draw:z-index="6" draw:name="Σχήμα 10" draw:style-name="gr2" draw:text-style-name="P114" svg:width="0.318cm" svg:height="0.318cm" svg:x="1.349cm" svg:y="0.046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4.1">
          <table:table-cell table:style-name="Πίνακας4.B3" table:number-columns-spanned="3" office:value-type="string">
            <text:p text:style-name="P35">Τελική ημερομηνία παρακολούθησης κινδύνου:<text:span text:style-name="T45">Ημερομηνία παράδοσης έργου.</text:span></text:p>
            <text:p text:style-name="P32"/>
            <text:p text:style-name="P18"/>
          </table:table-cell>
          <table:covered-table-cell/>
          <table:covered-table-cell/>
          <table:covered-table-cell table:style-name="Πίνακας4.B3"/>
        </table:table-row>
      </table:table>
      <text:p text:style-name="P86"/>
      <text:p text:style-name="P85"/>
      <text:p text:style-name="P85"/>
      <text:p text:style-name="P85"/>
      <text:p text:style-name="P85"/>
      <text:p text:style-name="P75"/>
      <text:p text:style-name="P75"/>
      <table:table table:name="Πίνακας5" table:style-name="Πίνακας5">
        <table:table-column table:style-name="Πίνακας5.A" table:number-columns-repeated="2"/>
        <table:table-column table:style-name="Πίνακας5.C"/>
        <table:table-column table:style-name="Πίνακας5.D"/>
        <text:soft-page-break/>
        <table:table-row table:style-name="Πίνακας5.1">
          <table:table-cell table:style-name="Πίνακας5.A1" table:number-columns-spanned="4" office:value-type="string">
            <text:p text:style-name="P101"><text:span text:style-name="T1">Τίτλος κινδύνου : <text:s/></text:span><text:span text:style-name="T2">Κίνδυνος </text:span><text:span text:style-name="T1">λόγω </text:span><text:span text:style-name="T4">έλλειψης γνωστικού υποβάθρου</text:span></text:p>
          </table:table-cell>
          <table:covered-table-cell/>
          <table:covered-table-cell/>
          <table:covered-table-cell/>
        </table:table-row>
        <table:table-row table:style-name="Πίνακας5.2">
          <table:table-cell table:style-name="Πίνακας5.A2" office:value-type="string">
            <text:p text:style-name="P5"><text:span text:style-name="T8">Α/Α:</text:span><text:span text:style-name="T1"> </text:span><text:span text:style-name="T4">5</text:span></text:p>
          </table:table-cell>
          <table:table-cell table:style-name="Πίνακας5.A2" table:number-rows-spanned="2" office:value-type="string">
            <text:p text:style-name="P41">Υπεύθυνος Αντιμετώπισης:</text:p>
            <text:p text:style-name="P48">Καραμητσόπουλος Δημήτρης</text:p>
            <text:p text:style-name="P48"/>
            <text:p text:style-name="P48"/>
          </table:table-cell>
          <table:table-cell table:style-name="Πίνακας5.A2" table:number-rows-spanned="2" office:value-type="string">
            <text:p text:style-name="P41">Ημερομηνία:</text:p>
            <text:p text:style-name="P58">1/3/2022</text:p>
          </table:table-cell>
          <table:table-cell table:style-name="Πίνακας5.A2" table:number-rows-spanned="2" office:value-type="string">
            <text:p text:style-name="P41">Προτεραιότητα:</text:p>
            <text:p text:style-name="P12"/>
            <text:p text:style-name="P12"/>
            <text:p text:style-name="P28">ΜΕΤΡΙΑ</text:p>
          </table:table-cell>
        </table:table-row>
        <table:table-row table:style-name="Πίνακας5.3">
          <table:table-cell table:style-name="Πίνακας5.A2" office:value-type="string">
            <text:p text:style-name="P41">Συνδεόμενη</text:p>
            <text:p text:style-name="P41">Δραστηριότητα:</text:p>
            <text:p text:style-name="P24">Τελική παράδοση</text:p>
          </table:table-cell>
          <table:covered-table-cell table:style-name="Πίνακας5.B3"/>
          <table:covered-table-cell table:style-name="Πίνακας5.B3"/>
          <table:covered-table-cell table:style-name="Πίνακας5.B3"/>
        </table:table-row>
        <table:table-row table:style-name="Πίνακας5.1">
          <table:table-cell table:style-name="Πίνακας5.B3" table:number-columns-spanned="4" office:value-type="string">
            <text:p text:style-name="P33"/>
            <text:p text:style-name="P33">Περιγραφή κινδύνου:<text:span text:style-name="T32"> </text:span><text:span text:style-name="T41">Υπάρχει πιθανότητα κάποιο μέλος της ομάδας να μην έχει τις γνώσεις να υλοποιήσει κάποιο/α τμήμα/τα του έργου. 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33">Τύπος :<text:span text:style-name="T32"> </text:span><text:span text:style-name="T41">Αφορά τον χρονοπρογραμματισμό, το κόστος και τη ποιότητα του έργου.</text:span></text:p>
            <text:p text:style-name="P33"/>
            <text:p text:style-name="P33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2" office:value-type="string">
            <text:p text:style-name="P33">Σοβαρότητα κινδύνου:</text:p>
            <text:p text:style-name="P33"/>
            <text:p text:style-name="P63"><text:s text:c="34"/>Μεγάλη</text:p>
            <text:p text:style-name="P33"/>
            <text:p text:style-name="P19"/>
          </table:table-cell>
          <table:covered-table-cell/>
          <table:table-cell table:style-name="Πίνακας5.B3" table:number-columns-spanned="2" office:value-type="string">
            <text:p text:style-name="P33">Πιθανότητα:</text:p>
            <text:p text:style-name="P33"/>
            <text:p text:style-name="P63"><text:s text:c="34"/><text:span text:style-name="T53">Μικρή</text:span></text:p>
          </table:table-cell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33"><text:span text:style-name="T54">Έναρξη </text:span>ενεργοποίησης του κινδύνου:<text:span text:style-name="T32"> </text:span><text:span text:style-name="T41">Κάποιο μέλος δε γνωρίζει πως να υλοποιήσει τμήμα του έργου που δεν έχει αναλάβει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33">Στρατηγική μετριασμού <text:span text:style-name="T54">του κινδύνου</text:span>:<text:span text:style-name="T32"> </text:span><text:span text:style-name="T41">Παρακολούθηση σεμιναρίων στον ανάλογο τομέα και περισσότερες ώρες εργασίας για τα υπόλοιπα άτομα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19"><text:span text:style-name="T57">Έ</text:span><text:span text:style-name="T56">ναρξης στρατηγικής αντιμετώπισης:</text:span><text:span text:style-name="T32"> </text:span><text:span text:style-name="T42">Καθυστέρηση </text:span><text:span text:style-name="T45">ενός ή παραπάνω παραδοτέου.</text:span></text:p>
            <text:p text:style-name="P72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33">Στρατηγική αντιμετώπισης:<text:span text:style-name="T32"> </text:span><text:span text:style-name="T37">Αντικατάσταση μέλους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table:number-columns-spanned="4" office:value-type="string">
            <text:p text:style-name="P33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5.1">
          <table:table-cell table:style-name="Πίνακας5.B3" office:value-type="string">
            <text:p text:style-name="P33">Ημερομηνία :</text:p>
            <text:p text:style-name="P33"/>
            <text:p text:style-name="P19"/>
          </table:table-cell>
          <table:table-cell table:style-name="Πίνακας5.B3" table:number-columns-spanned="2" office:value-type="string">
            <text:p text:style-name="P33">Δράση:</text:p>
          </table:table-cell>
          <table:covered-table-cell/>
          <table:table-cell table:style-name="Πίνακας5.B3" office:value-type="string">
            <text:p text:style-name="P33">Κατάσταση:</text:p>
          </table:table-cell>
        </table:table-row>
        <table:table-row table:style-name="Πίνακας5.1">
          <table:table-cell table:style-name="Πίνακας5.B3" table:number-columns-spanned="3" office:value-type="string">
            <text:p text:style-name="P33"><text:span text:style-name="T54">Α</text:span>πενεργοποίηση κινδύνου:<text:span text:style-name="T32"> </text:span><text:span text:style-name="T45">Εμπρόθεσμη παράδοση όλων των παραδοτέων.</text:span></text:p>
            <text:p text:style-name="P33"/>
            <text:p text:style-name="P19"/>
          </table:table-cell>
          <table:covered-table-cell/>
          <table:covered-table-cell/>
          <table:table-cell table:style-name="Πίνακας5.B3" table:number-rows-spanned="2" office:value-type="string">
            <text:p text:style-name="P33">Τρέχουσα κατάσταση:</text:p>
            <text:p text:style-name="P33"/>
            <text:p text:style-name="P33"/>
            <text:p text:style-name="P69"><draw:custom-shape text:anchor-type="paragraph" draw:z-index="7" draw:name="Σχήμα 12" draw:style-name="gr2" draw:text-style-name="P114" svg:width="0.318cm" svg:height="0.318cm" svg:x="1.349cm" svg:y="0.046cm"><text:p/><draw:enhanced-geometry svg:viewBox="0 0 21600 21600" draw:type="rectangle" draw:enhanced-path="M 0 0 L 21600 0 21600 21600 0 21600 0 0 Z N"/></draw:custom-shape><draw:custom-shape text:anchor-type="paragraph" draw:z-index="10" draw:name="Σχήμα 9" draw:style-name="gr1" draw:text-style-name="P113" svg:width="0.345cm" svg:height="0.345cm" svg:x="3.505cm" svg:y="0.062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5.1">
          <table:table-cell table:style-name="Πίνακας5.B3" table:number-columns-spanned="3" office:value-type="string">
            <text:p text:style-name="P35">Τελική ημερομηνία παρακολούθησης κινδύνου:<text:span text:style-name="T45">Ημερομηνία παράδοσης έργου.</text:span></text:p>
            <text:p text:style-name="P19"/>
          </table:table-cell>
          <table:covered-table-cell/>
          <table:covered-table-cell/>
          <table:covered-table-cell table:style-name="Πίνακας5.B3"/>
        </table:table-row>
      </table:table>
      <text:p text:style-name="P87"/>
      <text:p text:style-name="P87"/>
      <text:p text:style-name="P87"/>
      <text:p text:style-name="P87"/>
      <text:p text:style-name="P106"/>
      <text:p text:style-name="P106"/>
      <text:p text:style-name="P106"/>
      <table:table table:name="Πίνακας6" table:style-name="Πίνακας6">
        <table:table-column table:style-name="Πίνακας6.A" table:number-columns-repeated="2"/>
        <table:table-column table:style-name="Πίνακας6.C"/>
        <table:table-column table:style-name="Πίνακας6.D"/>
        <text:soft-page-break/>
        <table:table-row table:style-name="Πίνακας6.1">
          <table:table-cell table:style-name="Πίνακας6.A1" table:number-columns-spanned="4" office:value-type="string">
            <text:p text:style-name="P102"><text:span text:style-name="T1">Τίτλος κινδύνου : <text:s/></text:span><text:span text:style-name="T2">Κίνδυνος </text:span><text:span text:style-name="T5">κυβερνοεπίθεσης</text:span></text:p>
          </table:table-cell>
          <table:covered-table-cell/>
          <table:covered-table-cell/>
          <table:covered-table-cell/>
        </table:table-row>
        <table:table-row table:style-name="Πίνακας6.2">
          <table:table-cell table:style-name="Πίνακας6.A2" office:value-type="string">
            <text:p text:style-name="P6"><text:span text:style-name="T8">Α/Α:</text:span><text:span text:style-name="T1"> </text:span><text:span text:style-name="T5">6</text:span></text:p>
          </table:table-cell>
          <table:table-cell table:style-name="Πίνακας6.A2" table:number-rows-spanned="2" office:value-type="string">
            <text:p text:style-name="P42">Υπεύθυνος Αντιμετώπισης:</text:p>
            <text:p text:style-name="P49">Καραμητσόπουλος Δημήτρης</text:p>
            <text:p text:style-name="P49"/>
            <text:p text:style-name="P49"/>
          </table:table-cell>
          <table:table-cell table:style-name="Πίνακας6.A2" table:number-rows-spanned="2" office:value-type="string">
            <text:p text:style-name="P42">Ημερομηνία:</text:p>
            <text:p text:style-name="P59">1/3/2022</text:p>
          </table:table-cell>
          <table:table-cell table:style-name="Πίνακας6.A2" table:number-rows-spanned="2" office:value-type="string">
            <text:p text:style-name="P42">Προτεραιότητα:</text:p>
            <text:p text:style-name="P13"/>
            <text:p text:style-name="P13"/>
            <text:p text:style-name="P54">ΥΨΗΛΗ</text:p>
          </table:table-cell>
        </table:table-row>
        <table:table-row table:style-name="Πίνακας6.3">
          <table:table-cell table:style-name="Πίνακας6.A2" office:value-type="string">
            <text:p text:style-name="P42">Συνδεόμενη</text:p>
            <text:p text:style-name="P42">Δραστηριότητα:</text:p>
            <text:p text:style-name="P25">Τελική παράδοση</text:p>
          </table:table-cell>
          <table:covered-table-cell table:style-name="Πίνακας6.B3"/>
          <table:covered-table-cell table:style-name="Πίνακας6.B3"/>
          <table:covered-table-cell table:style-name="Πίνακας6.B3"/>
        </table:table-row>
        <table:table-row table:style-name="Πίνακας6.1">
          <table:table-cell table:style-name="Πίνακας6.B3" table:number-columns-spanned="4" office:value-type="string">
            <text:p text:style-name="P34"/>
            <text:p text:style-name="P34">Περιγραφή κινδύνου:<text:span text:style-name="T32"> </text:span><text:span text:style-name="T43">Υπάρχει πιθανότητα προσβολής του λογισμικού που χρησιμοποιούν τα μέλη με αποτέλεσμα τον κίνδυνο παραποίησης ή υποκλοπής σημαντικών δεδομένων για το έργο.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Τύπος :<text:span text:style-name="T32"> </text:span><text:span text:style-name="T41">Αφορά </text:span><text:span text:style-name="T43">το σχέδιο,</text:span><text:span text:style-name="T41"> το κόστος και τη ποιότητα του έργου.</text:span></text:p>
            <text:p text:style-name="P34"/>
            <text:p text:style-name="P34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2" office:value-type="string">
            <text:p text:style-name="P34">Σοβαρότητα κινδύνου:</text:p>
            <text:p text:style-name="P34"/>
            <text:p text:style-name="P64"><text:s text:c="34"/>Μεγάλη</text:p>
            <text:p text:style-name="P34"/>
            <text:p text:style-name="P20"/>
          </table:table-cell>
          <table:covered-table-cell/>
          <table:table-cell table:style-name="Πίνακας6.B3" table:number-columns-spanned="2" office:value-type="string">
            <text:p text:style-name="P34">Πιθανότητα:</text:p>
            <text:p text:style-name="P34"/>
            <text:p text:style-name="P64"><text:s text:c="34"/><text:span text:style-name="T55">Μεσαία</text:span></text:p>
          </table:table-cell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<text:span text:style-name="T54">Έναρξη </text:span>ενεργοποίησης του κινδύνου:<text:span text:style-name="T32"> </text:span><text:span text:style-name="T43">Παρατήρηση παραποίησης δεδομένων.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Στρατηγική μετριασμού <text:span text:style-name="T54">του κινδύνου</text:span>:<text:span text:style-name="T32"> </text:span><text:span text:style-name="T43">Αγορά/ενεργοποίηση </text:span><text:span text:style-name="T23">antivirus .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<text:span text:style-name="T54">Έ</text:span>ναρξης στρατηγικής αντιμετώπισης:<text:span text:style-name="T32"> </text:span><text:span text:style-name="T43">Μη αποτελεσματικότητα του </text:span><text:span text:style-name="T23">antivirus </text:span><text:span text:style-name="T27">με αποτέλεσμα να υπάρχει καθυστέρηση στην υλοποίηση και παράδοση του έργου.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Στρατηγική αντιμετώπισης:<text:span text:style-name="T32"> </text:span><text:span text:style-name="T43">Επικοινωνία και συνεργασία με <text:s/></text:span><text:span text:style-name="T23">cyber-security <text:s/></text:span><text:span text:style-name="T27">εταιρία. 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table:number-columns-spanned="4" office:value-type="string">
            <text:p text:style-name="P34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6.1">
          <table:table-cell table:style-name="Πίνακας6.B3" office:value-type="string">
            <text:p text:style-name="P34">Ημερομηνία :</text:p>
            <text:p text:style-name="P34"/>
            <text:p text:style-name="P20"/>
          </table:table-cell>
          <table:table-cell table:style-name="Πίνακας6.B3" table:number-columns-spanned="2" office:value-type="string">
            <text:p text:style-name="P34">Δράση:</text:p>
          </table:table-cell>
          <table:covered-table-cell/>
          <table:table-cell table:style-name="Πίνακας6.B3" office:value-type="string">
            <text:p text:style-name="P34">Κατάσταση:</text:p>
          </table:table-cell>
        </table:table-row>
        <table:table-row table:style-name="Πίνακας6.1">
          <table:table-cell table:style-name="Πίνακας6.B3" table:number-columns-spanned="3" office:value-type="string">
            <text:p text:style-name="P34"><text:span text:style-name="T54">Α</text:span>πενεργοποίηση κινδύνου:<text:span text:style-name="T32"> </text:span><text:span text:style-name="T44">Το λογισμικό που χρησιμοποιεί η ομάδα είναι υγιές.</text:span></text:p>
            <text:p text:style-name="P34"/>
            <text:p text:style-name="P20"/>
          </table:table-cell>
          <table:covered-table-cell/>
          <table:covered-table-cell/>
          <table:table-cell table:style-name="Πίνακας6.B3" table:number-rows-spanned="2" office:value-type="string">
            <text:p text:style-name="P34">Τρέχουσα κατάσταση:</text:p>
            <text:p text:style-name="P34"/>
            <text:p text:style-name="P34"/>
            <text:p text:style-name="P70"><draw:custom-shape text:anchor-type="paragraph" draw:z-index="11" draw:name="Σχήμα 11" draw:style-name="gr2" draw:text-style-name="P114" svg:width="0.318cm" svg:height="0.318cm" svg:x="1.349cm" svg:y="0.046cm"><text:p/><draw:enhanced-geometry svg:viewBox="0 0 21600 21600" draw:type="rectangle" draw:enhanced-path="M 0 0 L 21600 0 21600 21600 0 21600 0 0 Z N"/></draw:custom-shape><draw:custom-shape text:anchor-type="paragraph" draw:z-index="12" draw:name="Σχήμα 13" draw:style-name="gr1" draw:text-style-name="P113" svg:width="0.345cm" svg:height="0.345cm" svg:x="3.505cm" svg:y="0.062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6.1">
          <table:table-cell table:style-name="Πίνακας6.B3" table:number-columns-spanned="3" office:value-type="string">
            <text:p text:style-name="P35">Τελική ημερομηνία παρακολούθησης κινδύνου:<text:span text:style-name="T45">Ημερομηνία παράδοσης έργου.</text:span></text:p>
            <text:p text:style-name="P34"/>
            <text:p text:style-name="P20"/>
          </table:table-cell>
          <table:covered-table-cell/>
          <table:covered-table-cell/>
          <table:covered-table-cell table:style-name="Πίνακας6.B3"/>
        </table:table-row>
      </table:table>
      <text:p text:style-name="P88"/>
      <text:p text:style-name="P85"/>
      <text:p text:style-name="P85"/>
      <text:p text:style-name="P85"/>
      <text:p text:style-name="P85"/>
      <text:p text:style-name="P75"/>
      <text:p text:style-name="P75"/>
      <table:table table:name="Πίνακας7" table:style-name="Πίνακας7">
        <table:table-column table:style-name="Πίνακας7.A" table:number-columns-repeated="2"/>
        <table:table-column table:style-name="Πίνακας7.C"/>
        <table:table-column table:style-name="Πίνακας7.D"/>
        <text:soft-page-break/>
        <table:table-row table:style-name="Πίνακας7.1">
          <table:table-cell table:style-name="Πίνακας7.A1" table:number-columns-spanned="4" office:value-type="string">
            <text:p text:style-name="P103"><text:span text:style-name="T1">Τίτλος κινδύνου : </text:span><text:span text:style-name="T6">Κίνδυνος</text:span><text:span text:style-name="T1"> </text:span><text:span text:style-name="T6">αλλαγής γλώσσας προγραμματισμού υλοποίησης έργου</text:span></text:p>
          </table:table-cell>
          <table:covered-table-cell/>
          <table:covered-table-cell/>
          <table:covered-table-cell/>
        </table:table-row>
        <table:table-row table:style-name="Πίνακας7.2">
          <table:table-cell table:style-name="Πίνακας7.A2" office:value-type="string">
            <text:p text:style-name="P7"><text:span text:style-name="T8">Α/Α:</text:span><text:span text:style-name="T1"> </text:span><text:span text:style-name="T7">7</text:span></text:p>
          </table:table-cell>
          <table:table-cell table:style-name="Πίνακας7.A2" table:number-rows-spanned="2" office:value-type="string">
            <text:p text:style-name="P43">Υπεύθυνος Αντιμετώπισης:</text:p>
            <text:p text:style-name="P50">Καραμητσόπουλος Δημήτρης</text:p>
            <text:p text:style-name="P50"/>
            <text:p text:style-name="P50"/>
          </table:table-cell>
          <table:table-cell table:style-name="Πίνακας7.A2" table:number-rows-spanned="2" office:value-type="string">
            <text:p text:style-name="P43">Ημερομηνία:</text:p>
            <text:p text:style-name="P60">1/3/2022</text:p>
          </table:table-cell>
          <table:table-cell table:style-name="Πίνακας7.A2" table:number-rows-spanned="2" office:value-type="string">
            <text:p text:style-name="P43">Προτεραιότητα:</text:p>
            <text:p text:style-name="P14"/>
            <text:p text:style-name="P14"/>
            <text:p text:style-name="P55">ΥΨΗΛΗ</text:p>
          </table:table-cell>
        </table:table-row>
        <table:table-row table:style-name="Πίνακας7.3">
          <table:table-cell table:style-name="Πίνακας7.A2" office:value-type="string">
            <text:p text:style-name="P43">Συνδεόμενη</text:p>
            <text:p text:style-name="P43">Δραστηριότητα:</text:p>
            <text:p text:style-name="P26">Τελική παράδοση</text:p>
          </table:table-cell>
          <table:covered-table-cell table:style-name="Πίνακας7.B3"/>
          <table:covered-table-cell table:style-name="Πίνακας7.B3"/>
          <table:covered-table-cell table:style-name="Πίνακας7.B3"/>
        </table:table-row>
        <table:table-row table:style-name="Πίνακας7.1">
          <table:table-cell table:style-name="Πίνακας7.B3" table:number-columns-spanned="4" office:value-type="string">
            <text:p text:style-name="P36"/>
            <text:p text:style-name="P36">Περιγραφή κινδύνου:<text:span text:style-name="T32"> </text:span><text:span text:style-name="T43">Υπάρχει πιθανότητα </text:span><text:span text:style-name="T29">αλλαγή γλώσσας προγραμματισμού </text:span><text:span text:style-name="T30">εξαιτίας του γεγονότος ότι μια ήδη χρησιμοποιούμενη δεν ανταποκρίνεται σε όλες τις ανάγκες της υλοποίησης.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Τύπος :<text:span text:style-name="T32"> </text:span><text:span text:style-name="T41">Αφορά </text:span><text:span text:style-name="T43">το σχέδιο,</text:span><text:span text:style-name="T41"> το κόστος και τη ποιότητα του έργου.</text:span></text:p>
            <text:p text:style-name="P36"/>
            <text:p text:style-name="P36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2" office:value-type="string">
            <text:p text:style-name="P36">Σοβαρότητα κινδύνου:</text:p>
            <text:p text:style-name="P36"/>
            <text:p text:style-name="P65"><text:s text:c="34"/>Μεγάλη</text:p>
            <text:p text:style-name="P36"/>
            <text:p text:style-name="P21"/>
          </table:table-cell>
          <table:covered-table-cell/>
          <table:table-cell table:style-name="Πίνακας7.B3" table:number-columns-spanned="2" office:value-type="string">
            <text:p text:style-name="P36">Πιθανότητα:</text:p>
            <text:p text:style-name="P36"/>
            <text:p text:style-name="P65"><text:s text:c="34"/><text:span text:style-name="T58">Μικρή</text:span></text:p>
          </table:table-cell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<text:span text:style-name="T54">Έναρξη </text:span>ενεργοποίησης του κινδύνου:<text:span text:style-name="T32"> </text:span><text:span text:style-name="T49">Αδυναμία υλοποίησης κάποιων λειτουργιών του έργου.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Στρατηγική μετριασμού <text:span text:style-name="T54">του κινδύνου</text:span>:<text:span text:style-name="T32"> </text:span><text:span text:style-name="T49">Προσπάθεια για εύρεση κάποιας βιβλιοθήκης ή πακέτου.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<text:span text:style-name="T54">Έ</text:span>ναρξης στρατηγικής αντιμετώπισης:<text:span text:style-name="T32"> </text:span><text:span text:style-name="T49">Συνέχιση α</text:span><text:span text:style-name="T48">δυναμία</text:span><text:span text:style-name="T49">ς</text:span><text:span text:style-name="T48"> υλοποίησης </text:span><text:span text:style-name="T49">λειτουργιών</text:span><text:span text:style-name="T48"> έργου.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Στρατηγική αντιμετώπισης:<text:span text:style-name="T32"> </text:span><text:span text:style-name="T46">Αλλαγή γλώσσας προγραμματισμού.</text:span></text:p>
            <text:p text:style-name="P21"/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table:number-columns-spanned="4" office:value-type="string">
            <text:p text:style-name="P36">Παρακολούθηση κινδύνου:</text:p>
          </table:table-cell>
          <table:covered-table-cell/>
          <table:covered-table-cell/>
          <table:covered-table-cell/>
        </table:table-row>
        <table:table-row table:style-name="Πίνακας7.1">
          <table:table-cell table:style-name="Πίνακας7.B3" office:value-type="string">
            <text:p text:style-name="P36">Ημερομηνία :</text:p>
            <text:p text:style-name="P36"/>
            <text:p text:style-name="P21"/>
          </table:table-cell>
          <table:table-cell table:style-name="Πίνακας7.B3" table:number-columns-spanned="2" office:value-type="string">
            <text:p text:style-name="P36">Δράση:</text:p>
          </table:table-cell>
          <table:covered-table-cell/>
          <table:table-cell table:style-name="Πίνακας7.B3" office:value-type="string">
            <text:p text:style-name="P36">Κατάσταση:</text:p>
          </table:table-cell>
        </table:table-row>
        <table:table-row table:style-name="Πίνακας7.1">
          <table:table-cell table:style-name="Πίνακας7.B3" table:number-columns-spanned="3" office:value-type="string">
            <text:p text:style-name="P36"><text:span text:style-name="T54">Α</text:span>πενεργοποίηση κινδύνου:<text:span text:style-name="T32"> </text:span><text:span text:style-name="T47">Εμπρόθεσμη παράδοση έργου.</text:span></text:p>
            <text:p text:style-name="P36"/>
            <text:p text:style-name="P21"/>
          </table:table-cell>
          <table:covered-table-cell/>
          <table:covered-table-cell/>
          <table:table-cell table:style-name="Πίνακας7.B3" table:number-rows-spanned="2" office:value-type="string">
            <text:p text:style-name="P36">Τρέχουσα κατάσταση:</text:p>
            <text:p text:style-name="P36"/>
            <text:p text:style-name="P36"/>
            <text:p text:style-name="P71"><draw:custom-shape text:anchor-type="paragraph" draw:z-index="13" draw:name="Σχήμα 14" draw:style-name="gr2" draw:text-style-name="P114" svg:width="0.318cm" svg:height="0.318cm" svg:x="1.349cm" svg:y="0.046cm"><text:p/><draw:enhanced-geometry svg:viewBox="0 0 21600 21600" draw:type="rectangle" draw:enhanced-path="M 0 0 L 21600 0 21600 21600 0 21600 0 0 Z N"/></draw:custom-shape><draw:custom-shape text:anchor-type="paragraph" draw:z-index="14" draw:name="Σχήμα 15" draw:style-name="gr1" draw:text-style-name="P113" svg:width="0.345cm" svg:height="0.345cm" svg:x="3.505cm" svg:y="0.062cm"><text:p/><draw:enhanced-geometry svg:viewBox="0 0 21600 21600" draw:type="rectangle" draw:enhanced-path="M 0 0 L 21600 0 21600 21600 0 21600 0 0 Z N"/></draw:custom-shape>Ενεργός <text:s text:c="5"/>Ανενεργός</text:p>
          </table:table-cell>
        </table:table-row>
        <table:table-row table:style-name="Πίνακας7.1">
          <table:table-cell table:style-name="Πίνακας7.B3" table:number-columns-spanned="3" office:value-type="string">
            <text:p text:style-name="P36">Τελική ημερομηνία παρακολούθησης κινδύνου:<text:span text:style-name="T45">Ημερομηνία παράδοσης έργου.</text:span></text:p>
            <text:p text:style-name="P36"/>
            <text:p text:style-name="P21"/>
          </table:table-cell>
          <table:covered-table-cell/>
          <table:covered-table-cell/>
          <table:covered-table-cell table:style-name="Πίνακας7.B3"/>
        </table:table-row>
      </table:table>
      <text:p text:style-name="P108"/>
      <text:p text:style-name="P85"/>
      <text:p text:style-name="P85"/>
      <text:p text:style-name="P85">Εργαλεία που χρησιμοποιήθηκαν σε αυτό το τεχνικό κείμενο:</text:p>
      <text:p text:style-name="P89">Το τεχνικό αυτό κείμενο<text:span text:style-name="T24"> μαζί με τις φόρμες κινδύνων </text:span>υλοποιήθηκε σε <text:span text:style-name="T21">LibreOffice Writer </text:span><text:span text:style-name="T31">και </text:span><text:span text:style-name="T22">Word Office</text:span><text:span text:style-name="T2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3:48:54.027000000</dc:date>
    <meta:editing-duration>PT1H11M53S</meta:editing-duration>
    <meta:editing-cycles>25</meta:editing-cycles>
    <meta:generator>LibreOffice/7.3.1.3$Windows_X86_64 LibreOffice_project/a69ca51ded25f3eefd52d7bf9a5fad8c90b87951</meta:generator>
    <meta:document-statistic meta:table-count="7" meta:image-count="0" meta:object-count="0" meta:page-count="10" meta:paragraph-count="237" meta:word-count="988" meta:character-count="8674" meta:non-whitespace-character-count="7361"/>
  </office:meta>
</office:document-meta>
</file>